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6">
      <style:text-properties officeooo:paragraph-rsid="004aaba3"/>
    </style:style>
    <style:style style:name="P2" style:family="paragraph" style:parent-style-name="Heading_20_6">
      <style:text-properties officeooo:paragraph-rsid="004d019d"/>
    </style:style>
    <style:style style:name="P3" style:family="paragraph" style:parent-style-name="Heading_20_6">
      <style:text-properties officeooo:paragraph-rsid="004fb4ce"/>
    </style:style>
    <style:style style:name="P4" style:family="paragraph" style:parent-style-name="Heading_20_6">
      <style:text-properties officeooo:paragraph-rsid="006b984e"/>
    </style:style>
    <style:style style:name="P5" style:family="paragraph" style:parent-style-name="Heading_20_6">
      <style:text-properties officeooo:paragraph-rsid="007c40b6"/>
    </style:style>
    <style:style style:name="P6" style:family="paragraph" style:parent-style-name="Heading_20_8">
      <style:text-properties officeooo:rsid="004aaba3" officeooo:paragraph-rsid="004aaba3"/>
    </style:style>
    <style:style style:name="P7" style:family="paragraph" style:parent-style-name="Heading_20_8">
      <style:text-properties officeooo:rsid="004aaba3" officeooo:paragraph-rsid="005ad6b0"/>
    </style:style>
    <style:style style:name="P8" style:family="paragraph" style:parent-style-name="Heading_20_8">
      <style:text-properties officeooo:rsid="004aaba3" officeooo:paragraph-rsid="006cdce1"/>
    </style:style>
    <style:style style:name="P9" style:family="paragraph" style:parent-style-name="Heading_20_8">
      <style:text-properties style:font-name="Liberation Sans" fo:font-size="10.5pt" fo:font-style="italic" fo:font-weight="bold" officeooo:rsid="004d019d" officeooo:paragraph-rsid="004d019d" style:font-name-asian="Noto Sans CJK SC Regular" style:font-size-asian="11.1999998092651pt" style:font-style-asian="italic" style:font-weight-asian="bold" style:font-name-complex="FreeSans" style:font-size-complex="11.1999998092651pt" style:font-style-complex="italic" style:font-weight-complex="bold"/>
    </style:style>
    <style:style style:name="P10" style:family="paragraph" style:parent-style-name="Heading_20_8">
      <style:text-properties style:font-name="Liberation Sans" fo:font-size="10.5pt" fo:font-style="italic" fo:font-weight="bold" officeooo:rsid="004d019d" officeooo:paragraph-rsid="004fb4ce" style:font-name-asian="Noto Sans CJK SC Regular" style:font-size-asian="11.1999998092651pt" style:font-style-asian="italic" style:font-weight-asian="bold" style:font-name-complex="FreeSans" style:font-size-complex="11.1999998092651pt" style:font-style-complex="italic" style:font-weight-complex="bold"/>
    </style:style>
    <style:style style:name="P11" style:family="paragraph" style:parent-style-name="Heading_20_8">
      <style:text-properties style:font-name="Liberation Sans" fo:font-size="10.5pt" fo:font-style="italic" fo:font-weight="bold" officeooo:rsid="004d019d" officeooo:paragraph-rsid="00676e51" style:font-name-asian="Noto Sans CJK SC Regular" style:font-size-asian="11.1999998092651pt" style:font-style-asian="italic" style:font-weight-asian="bold" style:font-name-complex="FreeSans" style:font-size-complex="11.1999998092651pt" style:font-style-complex="italic" style:font-weight-complex="bold"/>
    </style:style>
    <style:style style:name="P12" style:family="paragraph" style:parent-style-name="Heading_20_8">
      <style:text-properties officeooo:paragraph-rsid="0073be8a"/>
    </style:style>
    <style:style style:name="P13" style:family="paragraph" style:parent-style-name="Heading_20_8">
      <style:text-properties officeooo:paragraph-rsid="00773240"/>
    </style:style>
    <style:style style:name="P14" style:family="paragraph" style:parent-style-name="Standard">
      <style:paragraph-properties fo:margin-top="0.0598in" fo:margin-bottom="0in" loext:contextual-spacing="true" fo:line-height="115%">
        <style:tab-stops>
          <style:tab-stop style:position="0.6252in"/>
        </style:tab-stops>
      </style:paragraph-properties>
      <style:text-properties officeooo:paragraph-rsid="00757acf"/>
    </style:style>
    <style:style style:name="P15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6697fe"/>
    </style:style>
    <style:style style:name="P16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676e51"/>
    </style:style>
    <style:style style:name="P17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73be8a"/>
    </style:style>
    <style:style style:name="P18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749ba8"/>
    </style:style>
    <style:style style:name="P19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773240"/>
    </style:style>
    <style:style style:name="P20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785ee0"/>
    </style:style>
    <style:style style:name="P21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7b1223"/>
    </style:style>
    <style:style style:name="P22" style:family="paragraph" style:parent-style-name="Standard">
      <style:paragraph-properties fo:margin-top="0.0598in" fo:margin-bottom="0in" loext:contextual-spacing="true" fo:line-height="115%">
        <style:tab-stops>
          <style:tab-stop style:position="0.9972in"/>
        </style:tab-stops>
      </style:paragraph-properties>
      <style:text-properties officeooo:paragraph-rsid="008bb418"/>
    </style:style>
    <style:style style:name="P23" style:family="paragraph" style:parent-style-name="Standard">
      <style:paragraph-properties fo:margin-top="0.0598in" fo:margin-bottom="0in" loext:contextual-spacing="true" fo:line-height="115%"/>
      <style:text-properties fo:font-size="10pt" officeooo:paragraph-rsid="001129e5" style:font-size-asian="10pt" style:font-size-complex="10pt"/>
    </style:style>
    <style:style style:name="P24" style:family="paragraph" style:parent-style-name="Standard" style:list-style-name="L1">
      <style:paragraph-properties fo:margin-top="0.0598in" fo:margin-bottom="0in" loext:contextual-spacing="true" fo:line-height="115%"/>
      <style:text-properties fo:font-size="10pt" officeooo:paragraph-rsid="00112b7e" style:font-size-asian="10pt" style:font-size-complex="10pt"/>
    </style:style>
    <style:style style:name="P25" style:family="paragraph" style:parent-style-name="Standard" style:list-style-name="L1">
      <style:paragraph-properties fo:margin-top="0.0598in" fo:margin-bottom="0in" loext:contextual-spacing="true" fo:line-height="115%"/>
      <style:text-properties fo:font-size="10pt" officeooo:paragraph-rsid="001e4fc1" style:font-size-asian="10pt" style:font-size-complex="10pt"/>
    </style:style>
    <style:style style:name="P26" style:family="paragraph" style:parent-style-name="Standard" style:list-style-name="L1">
      <style:paragraph-properties fo:margin-top="0.0598in" fo:margin-bottom="0in" loext:contextual-spacing="true" fo:line-height="115%"/>
      <style:text-properties fo:font-size="10pt" officeooo:rsid="00112b7e" officeooo:paragraph-rsid="00112b7e" style:font-size-asian="10pt" style:font-size-complex="10pt"/>
    </style:style>
    <style:style style:name="P27" style:family="paragraph" style:parent-style-name="Standard" style:list-style-name="L1">
      <style:paragraph-properties fo:margin-top="0.0598in" fo:margin-bottom="0in" loext:contextual-spacing="true" fo:line-height="115%"/>
      <style:text-properties fo:font-size="10pt" officeooo:rsid="00125362" officeooo:paragraph-rsid="00125362" style:font-size-asian="10pt" style:font-size-complex="10pt"/>
    </style:style>
    <style:style style:name="P28" style:family="paragraph" style:parent-style-name="Standard">
      <style:paragraph-properties fo:margin-top="0.0598in" fo:margin-bottom="0in" loext:contextual-spacing="true" fo:line-height="115%"/>
      <style:text-properties fo:font-size="10pt" officeooo:rsid="00176b32" officeooo:paragraph-rsid="00176b32" style:font-size-asian="10pt" style:font-size-complex="10pt"/>
    </style:style>
    <style:style style:name="P29" style:family="paragraph" style:parent-style-name="Standard">
      <style:paragraph-properties fo:margin-top="0.0598in" fo:margin-bottom="0in" loext:contextual-spacing="true" fo:line-height="115%">
        <style:tab-stops>
          <style:tab-stop style:position="0.2528in"/>
        </style:tab-stops>
      </style:paragraph-properties>
      <style:text-properties fo:font-size="10pt" officeooo:rsid="003fedb7" officeooo:paragraph-rsid="004d019d" style:font-size-asian="10pt" style:font-size-complex="10pt"/>
    </style:style>
    <style:style style:name="P30" style:family="paragraph" style:parent-style-name="Standard">
      <style:paragraph-properties fo:margin-top="0.0598in" fo:margin-bottom="0in" loext:contextual-spacing="true" fo:line-height="115%">
        <style:tab-stops>
          <style:tab-stop style:position="0.2528in"/>
        </style:tab-stops>
      </style:paragraph-properties>
      <style:text-properties fo:font-size="10pt" officeooo:rsid="0040b823" officeooo:paragraph-rsid="0040b823" style:font-size-asian="10pt" style:font-size-complex="10pt"/>
    </style:style>
    <style:style style:name="P31" style:family="paragraph" style:parent-style-name="Standard">
      <style:paragraph-properties fo:margin-top="0.0598in" fo:margin-bottom="0in" loext:contextual-spacing="true" fo:line-height="115%">
        <style:tab-stops>
          <style:tab-stop style:position="0.6252in"/>
        </style:tab-stops>
      </style:paragraph-properties>
      <style:text-properties fo:font-size="10pt" officeooo:rsid="0040b823" officeooo:paragraph-rsid="00757acf" style:font-size-asian="10pt" style:font-size-complex="10pt"/>
    </style:style>
    <style:style style:name="P32" style:family="paragraph" style:parent-style-name="Standard">
      <style:paragraph-properties fo:margin-top="0.0598in" fo:margin-bottom="0in" loext:contextual-spacing="true" fo:line-height="115%">
        <style:tab-stops>
          <style:tab-stop style:position="0.6252in"/>
        </style:tab-stops>
      </style:paragraph-properties>
      <style:text-properties officeooo:rsid="00461abe" officeooo:paragraph-rsid="004d019d"/>
    </style:style>
    <style:style style:name="P33" style:family="paragraph" style:parent-style-name="Standard">
      <style:paragraph-properties fo:margin-top="0.0598in" fo:margin-bottom="0in" loext:contextual-spacing="false" fo:line-height="115%"/>
      <style:text-properties fo:font-size="10pt" officeooo:rsid="00159027" officeooo:paragraph-rsid="004b9da7" style:font-size-asian="10pt" style:font-size-complex="10pt"/>
    </style:style>
    <style:style style:name="P34" style:family="paragraph" style:parent-style-name="Standard">
      <style:paragraph-properties fo:margin-top="0.0598in" fo:margin-bottom="0in" loext:contextual-spacing="false" fo:line-height="115%"/>
      <style:text-properties officeooo:paragraph-rsid="001c2afb"/>
    </style:style>
    <style:style style:name="P35" style:family="paragraph" style:parent-style-name="Standard">
      <style:paragraph-properties fo:margin-top="0.0598in" fo:margin-bottom="0in" loext:contextual-spacing="false" fo:line-height="115%"/>
      <style:text-properties officeooo:paragraph-rsid="004aaba3"/>
    </style:style>
    <style:style style:name="P36" style:family="paragraph" style:parent-style-name="Standard">
      <style:paragraph-properties fo:margin-top="0.0598in" fo:margin-bottom="0in" loext:contextual-spacing="false" fo:line-height="115%"/>
      <style:text-properties officeooo:paragraph-rsid="004b9da7"/>
    </style:style>
    <style:style style:name="P37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679381"/>
    </style:style>
    <style:style style:name="P38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6cdce1"/>
    </style:style>
    <style:style style:name="P39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7a45cc"/>
    </style:style>
    <style:style style:name="P40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7c40b6"/>
    </style:style>
    <style:style style:name="P41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8975fe"/>
    </style:style>
    <style:style style:name="P42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8bbc90"/>
    </style:style>
    <style:style style:name="P43" style:family="paragraph" style:parent-style-name="Standard">
      <style:paragraph-properties fo:margin-top="0.0598in" fo:margin-bottom="0in" loext:contextual-spacing="false" fo:line-height="115%">
        <style:tab-stops>
          <style:tab-stop style:position="3.4972in"/>
        </style:tab-stops>
      </style:paragraph-properties>
      <style:text-properties officeooo:paragraph-rsid="008c7468"/>
    </style:style>
    <style:style style:name="P44" style:family="paragraph" style:parent-style-name="Standard">
      <style:paragraph-properties fo:margin-top="0.0598in" fo:margin-bottom="0in" loext:contextual-spacing="false" fo:line-height="115%">
        <style:tab-stops>
          <style:tab-stop style:position="3.4898in"/>
        </style:tab-stops>
      </style:paragraph-properties>
      <style:text-properties officeooo:paragraph-rsid="00695d59"/>
    </style:style>
    <style:style style:name="P45" style:family="paragraph" style:parent-style-name="Standard">
      <style:paragraph-properties fo:margin-top="0.0598in" fo:margin-bottom="0in" loext:contextual-spacing="false" fo:line-height="115%">
        <style:tab-stops>
          <style:tab-stop style:position="3.4898in"/>
        </style:tab-stops>
      </style:paragraph-properties>
      <style:text-properties officeooo:paragraph-rsid="006aefca"/>
    </style:style>
    <style:style style:name="P46" style:family="paragraph" style:parent-style-name="Standard">
      <style:paragraph-properties fo:margin-top="0.0598in" fo:margin-bottom="0in" loext:contextual-spacing="false" fo:line-height="115%">
        <style:tab-stops>
          <style:tab-stop style:position="3.4898in"/>
        </style:tab-stops>
      </style:paragraph-properties>
      <style:text-properties officeooo:paragraph-rsid="006b984e"/>
    </style:style>
    <style:style style:name="P47" style:family="paragraph" style:parent-style-name="Standard">
      <style:paragraph-properties fo:margin-top="0.0598in" fo:margin-bottom="0in" loext:contextual-spacing="false" fo:line-height="115%"/>
      <style:text-properties officeooo:paragraph-rsid="0087ab7b"/>
    </style:style>
    <style:style style:name="P48" style:family="paragraph" style:parent-style-name="Standard">
      <style:paragraph-properties fo:margin-top="0.0598in" fo:margin-bottom="0in" loext:contextual-spacing="false" fo:line-height="115%"/>
      <style:text-properties officeooo:paragraph-rsid="0088acc7"/>
    </style:style>
    <style:style style:name="P49" style:family="paragraph" style:parent-style-name="Standard">
      <style:paragraph-properties fo:margin-top="0.0598in" fo:margin-bottom="0in" loext:contextual-spacing="false" fo:line-height="115%"/>
      <style:text-properties fo:font-size="8pt" officeooo:paragraph-rsid="004d019d" style:font-size-asian="8pt" style:font-size-complex="8pt"/>
    </style:style>
    <style:style style:name="P50" style:family="paragraph" style:parent-style-name="Standard">
      <style:paragraph-properties fo:margin-top="0.0598in" fo:margin-bottom="0in" loext:contextual-spacing="false" fo:line-height="115%"/>
      <style:text-properties fo:font-size="8pt" officeooo:paragraph-rsid="004fb4ce" style:font-size-asian="8pt" style:font-size-complex="8pt"/>
    </style:style>
    <style:style style:name="P51" style:family="paragraph" style:parent-style-name="Standard">
      <style:paragraph-properties fo:margin-top="0.0598in" fo:margin-bottom="0in" loext:contextual-spacing="false" fo:line-height="115%"/>
      <style:text-properties fo:font-size="8pt" officeooo:rsid="004d9a11" officeooo:paragraph-rsid="004d9a11" style:font-size-asian="8pt" style:font-size-complex="8pt"/>
    </style:style>
    <style:style style:name="P52" style:family="paragraph" style:parent-style-name="Standard">
      <style:paragraph-properties fo:margin-top="0.0598in" fo:margin-bottom="0in" loext:contextual-spacing="false" fo:line-height="115%"/>
      <style:text-properties fo:font-size="8pt" officeooo:rsid="004fb4ce" officeooo:paragraph-rsid="004fb4ce" style:font-size-asian="8pt" style:font-size-complex="8pt"/>
    </style:style>
    <style:style style:name="P53" style:family="paragraph" style:parent-style-name="Standard">
      <style:paragraph-properties fo:margin-top="0.0598in" fo:margin-bottom="0in" loext:contextual-spacing="false" fo:line-height="115%">
        <style:tab-stops>
          <style:tab-stop style:position="3.4898in"/>
        </style:tab-stops>
      </style:paragraph-properties>
      <style:text-properties officeooo:rsid="006785cb" officeooo:paragraph-rsid="006785cb"/>
    </style:style>
    <style:style style:name="P54" style:family="paragraph" style:parent-style-name="Standard">
      <style:paragraph-properties fo:margin-top="0.0598in" fo:margin-bottom="0.0402in" loext:contextual-spacing="false" fo:line-height="115%">
        <style:tab-stops>
          <style:tab-stop style:position="0.2528in"/>
        </style:tab-stops>
      </style:paragraph-properties>
      <style:text-properties fo:font-size="10pt" officeooo:rsid="00450b7f" officeooo:paragraph-rsid="004d019d" style:font-size-asian="10pt" style:font-size-complex="10pt"/>
    </style:style>
    <style:style style:name="P55" style:family="paragraph" style:parent-style-name="Standard">
      <style:paragraph-properties fo:margin-top="0.0598in" fo:margin-bottom="0.0402in" loext:contextual-spacing="false" fo:line-height="115%">
        <style:tab-stops>
          <style:tab-stop style:position="0.2528in"/>
        </style:tab-stops>
      </style:paragraph-properties>
      <style:text-properties fo:font-size="10pt" officeooo:rsid="005cef9e" officeooo:paragraph-rsid="0061341b" style:font-size-asian="10pt" style:font-size-complex="10pt"/>
    </style:style>
    <style:style style:name="P56" style:family="paragraph" style:parent-style-name="Standard">
      <style:paragraph-properties fo:margin-top="0.0598in" fo:margin-bottom="0.0402in" loext:contextual-spacing="false" fo:line-height="115%"/>
      <style:text-properties officeooo:paragraph-rsid="004d019d"/>
    </style:style>
    <style:style style:name="P57" style:family="paragraph" style:parent-style-name="Standard">
      <style:paragraph-properties fo:margin-top="0.0598in" fo:margin-bottom="0.0402in" loext:contextual-spacing="false" fo:line-height="115%"/>
      <style:text-properties officeooo:paragraph-rsid="005ad6b0"/>
    </style:style>
    <style:style style:name="P58" style:family="paragraph" style:parent-style-name="Standard">
      <style:paragraph-properties fo:margin-top="0.0598in" fo:margin-bottom="0.0402in" loext:contextual-spacing="false" fo:line-height="115%"/>
      <style:text-properties officeooo:paragraph-rsid="006cdce1"/>
    </style:style>
    <style:style style:name="T1" style:family="text">
      <style:text-properties officeooo:rsid="001129e5"/>
    </style:style>
    <style:style style:name="T2" style:family="text">
      <style:text-properties officeooo:rsid="00112b7e"/>
    </style:style>
    <style:style style:name="T3" style:family="text">
      <style:text-properties officeooo:rsid="00125362"/>
    </style:style>
    <style:style style:name="T4" style:family="text">
      <style:text-properties officeooo:rsid="00128ad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2b7e" style:font-style-asian="italic" style:font-style-complex="italic"/>
    </style:style>
    <style:style style:name="T7" style:family="text">
      <style:text-properties fo:font-style="italic" officeooo:rsid="00176b9a" style:font-style-asian="italic" style:font-style-complex="italic"/>
    </style:style>
    <style:style style:name="T8" style:family="text">
      <style:text-properties fo:font-style="italic" officeooo:rsid="001e4fc1" style:font-style-asian="italic" style:font-style-complex="italic"/>
    </style:style>
    <style:style style:name="T9" style:family="text">
      <style:text-properties fo:font-style="italic" officeooo:rsid="00125362" style:font-style-asian="italic" style:font-style-complex="italic"/>
    </style:style>
    <style:style style:name="T10" style:family="text">
      <style:text-properties fo:font-style="italic" officeooo:rsid="00595835" style:font-style-asian="italic" style:font-style-complex="italic"/>
    </style:style>
    <style:style style:name="T11" style:family="text">
      <style:text-properties fo:font-style="italic" officeooo:rsid="005ad6b0" style:font-style-asian="italic" style:font-style-complex="italic"/>
    </style:style>
    <style:style style:name="T12" style:family="text">
      <style:text-properties officeooo:rsid="00176b9a"/>
    </style:style>
    <style:style style:name="T13" style:family="text">
      <style:text-properties officeooo:rsid="001945a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1e4fc1" style:font-size-asian="10pt" style:font-size-complex="10pt"/>
    </style:style>
    <style:style style:name="T16" style:family="text">
      <style:text-properties fo:font-size="10pt" officeooo:rsid="0021aa32" style:font-size-asian="10pt" style:font-size-complex="10pt"/>
    </style:style>
    <style:style style:name="T17" style:family="text">
      <style:text-properties fo:font-size="10pt" officeooo:rsid="0022b39d" style:font-size-asian="10pt" style:font-size-complex="10pt"/>
    </style:style>
    <style:style style:name="T18" style:family="text">
      <style:text-properties fo:font-size="10pt" officeooo:rsid="00240aa3" style:font-size-asian="10pt" style:font-size-complex="10pt"/>
    </style:style>
    <style:style style:name="T19" style:family="text">
      <style:text-properties fo:font-size="10pt" officeooo:rsid="00254a80" style:font-size-asian="10pt" style:font-size-complex="10pt"/>
    </style:style>
    <style:style style:name="T20" style:family="text">
      <style:text-properties fo:font-size="10pt" officeooo:rsid="002603f1" style:font-size-asian="10pt" style:font-size-complex="10pt"/>
    </style:style>
    <style:style style:name="T21" style:family="text">
      <style:text-properties fo:font-size="10pt" officeooo:rsid="002ca044" style:font-size-asian="10pt" style:font-size-complex="10pt"/>
    </style:style>
    <style:style style:name="T22" style:family="text">
      <style:text-properties fo:font-size="10pt" officeooo:rsid="0029e15b" style:font-size-asian="10pt" style:font-size-complex="10pt"/>
    </style:style>
    <style:style style:name="T23" style:family="text">
      <style:text-properties fo:font-size="10pt" officeooo:rsid="001c2afb" style:font-size-asian="10pt" style:font-size-complex="10pt"/>
    </style:style>
    <style:style style:name="T24" style:family="text">
      <style:text-properties fo:font-size="10pt" officeooo:rsid="002dc166" style:font-size-asian="10pt" style:font-size-complex="10pt"/>
    </style:style>
    <style:style style:name="T25" style:family="text">
      <style:text-properties fo:font-size="10pt" officeooo:rsid="002deb8f" style:font-size-asian="10pt" style:font-size-complex="10pt"/>
    </style:style>
    <style:style style:name="T26" style:family="text">
      <style:text-properties fo:font-size="10pt" officeooo:rsid="00318afe" style:font-size-asian="10pt" style:font-size-complex="10pt"/>
    </style:style>
    <style:style style:name="T27" style:family="text">
      <style:text-properties fo:font-size="10pt" officeooo:rsid="00325bd8" style:font-size-asian="10pt" style:font-size-complex="10pt"/>
    </style:style>
    <style:style style:name="T28" style:family="text">
      <style:text-properties fo:font-size="10pt" officeooo:rsid="0035b7ee" style:font-size-asian="10pt" style:font-size-complex="10pt"/>
    </style:style>
    <style:style style:name="T29" style:family="text">
      <style:text-properties fo:font-size="10pt" officeooo:rsid="0036f158" style:font-size-asian="10pt" style:font-size-complex="10pt"/>
    </style:style>
    <style:style style:name="T30" style:family="text">
      <style:text-properties fo:font-size="10pt" officeooo:rsid="00349fa8" style:font-size-asian="10pt" style:font-size-complex="10pt"/>
    </style:style>
    <style:style style:name="T31" style:family="text">
      <style:text-properties fo:font-size="10pt" officeooo:rsid="0037fd00" style:font-size-asian="10pt" style:font-size-complex="10pt"/>
    </style:style>
    <style:style style:name="T32" style:family="text">
      <style:text-properties fo:font-size="10pt" officeooo:rsid="00388ce8" style:font-size-asian="10pt" style:font-size-complex="10pt"/>
    </style:style>
    <style:style style:name="T33" style:family="text">
      <style:text-properties fo:font-size="10pt" officeooo:rsid="00128ad7" style:font-size-asian="10pt" style:font-size-complex="10pt"/>
    </style:style>
    <style:style style:name="T34" style:family="text">
      <style:text-properties fo:font-size="10pt" officeooo:rsid="003a57b9" style:font-size-asian="10pt" style:font-size-complex="10pt"/>
    </style:style>
    <style:style style:name="T35" style:family="text">
      <style:text-properties fo:font-size="10pt" officeooo:rsid="00159027" style:font-size-asian="10pt" style:font-size-complex="10pt"/>
    </style:style>
    <style:style style:name="T36" style:family="text">
      <style:text-properties fo:font-size="10pt" officeooo:rsid="003b4a7b" style:font-size-asian="10pt" style:font-size-complex="10pt"/>
    </style:style>
    <style:style style:name="T37" style:family="text">
      <style:text-properties fo:font-size="10pt" officeooo:rsid="0016b1f5" style:font-size-asian="10pt" style:font-size-complex="10pt"/>
    </style:style>
    <style:style style:name="T38" style:family="text">
      <style:text-properties fo:font-size="10pt" officeooo:rsid="001297b4" style:font-size-asian="10pt" style:font-size-complex="10pt"/>
    </style:style>
    <style:style style:name="T39" style:family="text">
      <style:text-properties fo:font-size="10pt" officeooo:rsid="00136b7f" style:font-size-asian="10pt" style:font-size-complex="10pt"/>
    </style:style>
    <style:style style:name="T40" style:family="text">
      <style:text-properties fo:font-size="10pt" officeooo:rsid="001d5117" style:font-size-asian="10pt" style:font-size-complex="10pt"/>
    </style:style>
    <style:style style:name="T41" style:family="text">
      <style:text-properties fo:font-size="10pt" officeooo:rsid="0040b823" style:font-size-asian="10pt" style:font-size-complex="10pt"/>
    </style:style>
    <style:style style:name="T42" style:family="text">
      <style:text-properties fo:font-size="10pt" officeooo:rsid="003fedb7" style:font-size-asian="10pt" style:font-size-complex="10pt"/>
    </style:style>
    <style:style style:name="T43" style:family="text">
      <style:text-properties fo:font-size="10pt" officeooo:rsid="00421746" style:font-size-asian="10pt" style:font-size-complex="10pt"/>
    </style:style>
    <style:style style:name="T44" style:family="text">
      <style:text-properties fo:font-size="10pt" officeooo:rsid="0042703c" style:font-size-asian="10pt" style:font-size-complex="10pt"/>
    </style:style>
    <style:style style:name="T45" style:family="text">
      <style:text-properties fo:font-size="10pt" officeooo:rsid="00461abe" style:font-size-asian="10pt" style:font-size-complex="10pt"/>
    </style:style>
    <style:style style:name="T46" style:family="text">
      <style:text-properties fo:font-size="10pt" officeooo:rsid="003dfe5c" style:font-size-asian="10pt" style:font-size-complex="10pt"/>
    </style:style>
    <style:style style:name="T47" style:family="text">
      <style:text-properties fo:font-size="10pt" officeooo:rsid="00513e1f" style:font-size-asian="10pt" style:font-size-complex="10pt"/>
    </style:style>
    <style:style style:name="T48" style:family="text">
      <style:text-properties fo:font-size="10pt" officeooo:rsid="0052cbd7" style:font-size-asian="10pt" style:font-size-complex="10pt"/>
    </style:style>
    <style:style style:name="T49" style:family="text">
      <style:text-properties fo:font-size="10pt" officeooo:rsid="00549473" style:font-size-asian="10pt" style:font-size-complex="10pt"/>
    </style:style>
    <style:style style:name="T50" style:family="text">
      <style:text-properties fo:font-size="10pt" officeooo:rsid="005512f4" style:font-size-asian="10pt" style:font-size-complex="10pt"/>
    </style:style>
    <style:style style:name="T51" style:family="text">
      <style:text-properties fo:font-size="10pt" officeooo:rsid="0056cb2c" style:font-size-asian="10pt" style:font-size-complex="10pt"/>
    </style:style>
    <style:style style:name="T52" style:family="text">
      <style:text-properties fo:font-size="10pt" officeooo:rsid="0057c21c" style:font-size-asian="10pt" style:font-size-complex="10pt"/>
    </style:style>
    <style:style style:name="T53" style:family="text">
      <style:text-properties fo:font-size="10pt" officeooo:rsid="005ad6b0" style:font-size-asian="10pt" style:font-size-complex="10pt"/>
    </style:style>
    <style:style style:name="T54" style:family="text">
      <style:text-properties fo:font-size="10pt" officeooo:rsid="006509da" style:font-size-asian="10pt" style:font-size-complex="10pt"/>
    </style:style>
    <style:style style:name="T55" style:family="text">
      <style:text-properties fo:font-size="10pt" officeooo:rsid="006697fe" style:font-size-asian="10pt" style:font-size-complex="10pt"/>
    </style:style>
    <style:style style:name="T56" style:family="text">
      <style:text-properties fo:font-size="10pt" officeooo:rsid="00676e51" style:font-size-asian="10pt" style:font-size-complex="10pt"/>
    </style:style>
    <style:style style:name="T57" style:family="text">
      <style:text-properties fo:font-size="10pt" officeooo:rsid="007349b7" style:font-size-asian="10pt" style:font-size-complex="10pt"/>
    </style:style>
    <style:style style:name="T58" style:family="text">
      <style:text-properties fo:font-size="10pt" officeooo:rsid="0073be8a" style:font-size-asian="10pt" style:font-size-complex="10pt"/>
    </style:style>
    <style:style style:name="T59" style:family="text">
      <style:text-properties fo:font-size="10pt" officeooo:rsid="00749ba8" style:font-size-asian="10pt" style:font-size-complex="10pt"/>
    </style:style>
    <style:style style:name="T60" style:family="text">
      <style:text-properties fo:font-size="10pt" officeooo:rsid="00757acf" style:font-size-asian="10pt" style:font-size-complex="10pt"/>
    </style:style>
    <style:style style:name="T61" style:family="text">
      <style:text-properties fo:font-size="10pt" officeooo:rsid="00767111" style:font-size-asian="10pt" style:font-size-complex="10pt"/>
    </style:style>
    <style:style style:name="T62" style:family="text">
      <style:text-properties fo:font-size="10pt" officeooo:rsid="00781abf" style:font-size-asian="10pt" style:font-size-complex="10pt"/>
    </style:style>
    <style:style style:name="T63" style:family="text">
      <style:text-properties fo:font-size="10pt" officeooo:rsid="00785ee0" style:font-size-asian="10pt" style:font-size-complex="10pt"/>
    </style:style>
    <style:style style:name="T64" style:family="text">
      <style:text-properties fo:font-size="10pt" officeooo:rsid="007a45cc" style:font-size-asian="10pt" style:font-size-complex="10pt"/>
    </style:style>
    <style:style style:name="T65" style:family="text">
      <style:text-properties fo:font-size="10pt" officeooo:rsid="0087ab7b" style:font-size-asian="10pt" style:font-size-complex="10pt"/>
    </style:style>
    <style:style style:name="T66" style:family="text">
      <style:text-properties fo:font-size="10pt" officeooo:rsid="0088acc7" style:font-size-asian="10pt" style:font-size-complex="10pt"/>
    </style:style>
    <style:style style:name="T67" style:family="text">
      <style:text-properties fo:font-size="10pt" officeooo:rsid="008bb418" style:font-size-asian="10pt" style:font-size-complex="10pt"/>
    </style:style>
    <style:style style:name="T68" style:family="text">
      <style:text-properties fo:font-size="10pt" fo:font-style="italic" officeooo:rsid="001e4fc1" style:font-size-asian="10pt" style:font-style-asian="italic" style:font-size-complex="10pt" style:font-style-complex="italic"/>
    </style:style>
    <style:style style:name="T69" style:family="text">
      <style:text-properties fo:font-size="10pt" fo:font-style="italic" officeooo:rsid="00254a80" style:font-size-asian="10pt" style:font-style-asian="italic" style:font-size-complex="10pt" style:font-style-complex="italic"/>
    </style:style>
    <style:style style:name="T70" style:family="text">
      <style:text-properties fo:font-size="10pt" fo:font-style="italic" officeooo:rsid="002603f1" style:font-size-asian="10pt" style:font-style-asian="italic" style:font-size-complex="10pt" style:font-style-complex="italic"/>
    </style:style>
    <style:style style:name="T71" style:family="text">
      <style:text-properties fo:font-size="10pt" fo:font-style="italic" officeooo:rsid="001c2afb" style:font-size-asian="10pt" style:font-style-asian="italic" style:font-size-complex="10pt" style:font-style-complex="italic"/>
    </style:style>
    <style:style style:name="T72" style:family="text">
      <style:text-properties fo:font-size="10pt" fo:font-style="italic" officeooo:rsid="002deb8f" style:font-size-asian="10pt" style:font-style-asian="italic" style:font-size-complex="10pt" style:font-style-complex="italic"/>
    </style:style>
    <style:style style:name="T73" style:family="text">
      <style:text-properties fo:font-size="10pt" fo:font-style="italic" officeooo:rsid="00318afe" style:font-size-asian="10pt" style:font-style-asian="italic" style:font-size-complex="10pt" style:font-style-complex="italic"/>
    </style:style>
    <style:style style:name="T74" style:family="text">
      <style:text-properties fo:font-size="10pt" fo:font-style="italic" officeooo:rsid="0035b7ee" style:font-size-asian="10pt" style:font-style-asian="italic" style:font-size-complex="10pt" style:font-style-complex="italic"/>
    </style:style>
    <style:style style:name="T75" style:family="text">
      <style:text-properties fo:font-size="10pt" fo:font-style="italic" officeooo:rsid="0036f158" style:font-size-asian="10pt" style:font-style-asian="italic" style:font-size-complex="10pt" style:font-style-complex="italic"/>
    </style:style>
    <style:style style:name="T76" style:family="text">
      <style:text-properties fo:font-size="10pt" fo:font-style="italic" officeooo:rsid="00349fa8" style:font-size-asian="10pt" style:font-style-asian="italic" style:font-size-complex="10pt" style:font-style-complex="italic"/>
    </style:style>
    <style:style style:name="T77" style:family="text">
      <style:text-properties fo:font-size="10pt" fo:font-style="italic" officeooo:rsid="0037fd00" style:font-size-asian="10pt" style:font-style-asian="italic" style:font-size-complex="10pt" style:font-style-complex="italic"/>
    </style:style>
    <style:style style:name="T78" style:family="text">
      <style:text-properties fo:font-size="10pt" fo:font-style="italic" officeooo:rsid="00388ce8" style:font-size-asian="10pt" style:font-style-asian="italic" style:font-size-complex="10pt" style:font-style-complex="italic"/>
    </style:style>
    <style:style style:name="T79" style:family="text">
      <style:text-properties fo:font-size="10pt" fo:font-style="italic" officeooo:rsid="00128ad7" style:font-size-asian="10pt" style:font-style-asian="italic" style:font-size-complex="10pt" style:font-style-complex="italic"/>
    </style:style>
    <style:style style:name="T80" style:family="text">
      <style:text-properties fo:font-size="10pt" fo:font-style="italic" officeooo:rsid="0016b1f5" style:font-size-asian="10pt" style:font-style-asian="italic" style:font-size-complex="10pt" style:font-style-complex="italic"/>
    </style:style>
    <style:style style:name="T81" style:family="text">
      <style:text-properties fo:font-size="10pt" fo:font-style="italic" officeooo:rsid="003a57b9" style:font-size-asian="10pt" style:font-style-asian="italic" style:font-size-complex="10pt" style:font-style-complex="italic"/>
    </style:style>
    <style:style style:name="T82" style:family="text">
      <style:text-properties fo:font-size="10pt" fo:font-style="italic" officeooo:rsid="00159027" style:font-size-asian="10pt" style:font-style-asian="italic" style:font-size-complex="10pt" style:font-style-complex="italic"/>
    </style:style>
    <style:style style:name="T83" style:family="text">
      <style:text-properties fo:font-size="10pt" fo:font-style="italic" officeooo:rsid="003dfe5c" style:font-size-asian="10pt" style:font-style-asian="italic" style:font-size-complex="10pt" style:font-style-complex="italic"/>
    </style:style>
    <style:style style:name="T84" style:family="text">
      <style:text-properties fo:font-size="10pt" fo:font-style="italic" officeooo:rsid="005ad6b0" style:font-size-asian="10pt" style:font-style-asian="italic" style:font-size-complex="10pt" style:font-style-complex="italic"/>
    </style:style>
    <style:style style:name="T85" style:family="text">
      <style:text-properties fo:font-size="10pt" fo:font-style="italic" officeooo:rsid="006509da" style:font-size-asian="10pt" style:font-style-asian="italic" style:font-size-complex="10pt" style:font-style-complex="italic"/>
    </style:style>
    <style:style style:name="T86" style:family="text">
      <style:text-properties fo:font-size="10pt" fo:font-style="italic" officeooo:rsid="006697fe" style:font-size-asian="10pt" style:font-style-asian="italic" style:font-size-complex="10pt" style:font-style-complex="italic"/>
    </style:style>
    <style:style style:name="T87" style:family="text">
      <style:text-properties fo:font-size="10pt" fo:font-style="italic" officeooo:rsid="00676e51" style:font-size-asian="10pt" style:font-style-asian="italic" style:font-size-complex="10pt" style:font-style-complex="italic"/>
    </style:style>
    <style:style style:name="T88" style:family="text">
      <style:text-properties fo:font-size="10pt" fo:font-style="italic" officeooo:rsid="006cdce1" style:font-size-asian="10pt" style:font-style-asian="italic" style:font-size-complex="10pt" style:font-style-complex="italic"/>
    </style:style>
    <style:style style:name="T89" style:family="text">
      <style:text-properties fo:font-size="10pt" fo:font-style="italic" officeooo:rsid="00749ba8" style:font-size-asian="10pt" style:font-style-asian="italic" style:font-size-complex="10pt" style:font-style-complex="italic"/>
    </style:style>
    <style:style style:name="T90" style:family="text">
      <style:text-properties fo:font-size="10pt" fo:font-style="italic" officeooo:rsid="00767111" style:font-size-asian="10pt" style:font-style-asian="italic" style:font-size-complex="10pt" style:font-style-complex="italic"/>
    </style:style>
    <style:style style:name="T91" style:family="text">
      <style:text-properties fo:font-size="10pt" fo:font-style="normal" officeooo:rsid="00388ce8" style:font-size-asian="10pt" style:font-style-asian="normal" style:font-size-complex="10pt" style:font-style-complex="normal"/>
    </style:style>
    <style:style style:name="T92" style:family="text">
      <style:text-properties fo:font-size="10pt" fo:font-style="normal" officeooo:rsid="003a57b9" style:font-size-asian="10pt" style:font-style-asian="normal" style:font-size-complex="10pt" style:font-style-complex="normal"/>
    </style:style>
    <style:style style:name="T93" style:family="text">
      <style:text-properties fo:font-size="10pt" fo:font-style="normal" officeooo:rsid="006697fe" style:font-size-asian="10pt" style:font-style-asian="normal" style:font-size-complex="10pt" style:font-style-complex="normal"/>
    </style:style>
    <style:style style:name="T94" style:family="text">
      <style:text-properties fo:font-size="10pt" fo:font-style="normal" officeooo:rsid="00676e51" style:font-size-asian="10pt" style:font-style-asian="normal" style:font-size-complex="10pt" style:font-style-complex="normal"/>
    </style:style>
    <style:style style:name="T95" style:family="text">
      <style:text-properties fo:font-size="10pt" fo:font-weight="bold" officeooo:rsid="008bb418" style:font-size-asian="10pt" style:font-weight-asian="bold" style:font-size-complex="10pt" style:font-weight-complex="bold"/>
    </style:style>
    <style:style style:name="T96" style:family="text">
      <style:text-properties fo:color="#127622" style:font-name="FreeMono" fo:font-size="10pt" fo:font-weight="bold" officeooo:rsid="00318afe" style:font-size-asian="10pt" style:font-weight-asian="bold" style:font-size-complex="10pt" style:font-weight-complex="bold"/>
    </style:style>
    <style:style style:name="T97" style:family="text">
      <style:text-properties fo:color="#127622" style:font-name="FreeMono" fo:font-size="10pt" fo:font-weight="bold" officeooo:rsid="0037bd01" style:font-size-asian="10pt" style:font-weight-asian="bold" style:font-size-complex="10pt" style:font-weight-complex="bold"/>
    </style:style>
    <style:style style:name="T98" style:family="text">
      <style:text-properties fo:color="#127622" style:font-name="FreeMono" fo:font-size="10pt" fo:font-weight="bold" officeooo:rsid="0037fd00" style:font-size-asian="10pt" style:font-weight-asian="bold" style:font-size-complex="10pt" style:font-weight-complex="bold"/>
    </style:style>
    <style:style style:name="T99" style:family="text">
      <style:text-properties fo:color="#127622" style:font-name="FreeMono" fo:font-size="10pt" fo:font-style="italic" fo:font-weight="bold" officeooo:rsid="004d9a11" style:font-name-asian="Noto Sans CJK SC Regular" style:font-size-asian="10pt" style:font-style-asian="italic" style:font-weight-asian="bold" style:font-name-complex="FreeSans" style:font-size-complex="10pt" style:font-style-complex="italic" style:font-weight-complex="bold"/>
    </style:style>
    <style:style style:name="T100" style:family="text">
      <style:text-properties fo:color="#127622" style:font-name="FreeMono" fo:font-weight="bold" officeooo:rsid="00176b9a" style:font-weight-asian="bold" style:font-weight-complex="bold"/>
    </style:style>
    <style:style style:name="T101" style:family="text">
      <style:text-properties fo:color="#127622" style:font-name="FreeMono" fo:font-weight="bold" officeooo:rsid="001945ae" style:font-weight-asian="bold" style:font-weight-complex="bold"/>
    </style:style>
    <style:style style:name="T102" style:family="text">
      <style:text-properties fo:color="#127622" style:font-name="FreeMono" fo:font-weight="bold" officeooo:rsid="001ae05d" style:font-weight-asian="bold" style:font-weight-complex="bold"/>
    </style:style>
    <style:style style:name="T103" style:family="text">
      <style:text-properties fo:color="#127622" style:font-name="FreeMono" fo:font-size="8pt" fo:font-weight="bold" style:font-size-asian="8pt" style:font-weight-asian="bold" style:font-size-complex="8pt" style:font-weight-complex="bold"/>
    </style:style>
    <style:style style:name="T104" style:family="text">
      <style:text-properties fo:color="#127622" style:font-name="FreeMono" fo:font-size="8pt" fo:font-style="italic" fo:font-weight="bold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05" style:family="text">
      <style:text-properties fo:color="#127622" style:font-name="FreeMono" fo:font-size="8pt" fo:font-style="italic" fo:font-weight="bold" officeooo:rsid="004fb4ce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06" style:family="text">
      <style:text-properties fo:color="#127622" style:font-name="FreeMono" fo:font-size="8pt" fo:font-style="italic" fo:font-weight="bold" officeooo:rsid="006785cb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07" style:family="text">
      <style:text-properties fo:color="#127622" style:font-name="FreeMono" fo:font-size="8pt" fo:font-style="italic" fo:font-weight="bold" officeooo:rsid="00318afe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08" style:family="text">
      <style:text-properties fo:color="#127622" style:font-name="FreeMono" fo:font-size="8pt" fo:font-style="italic" fo:font-weight="bold" officeooo:rsid="00695d59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09" style:family="text">
      <style:text-properties fo:color="#127622" style:font-name="FreeMono" fo:font-size="8pt" fo:font-style="italic" fo:font-weight="bold" officeooo:rsid="006aefca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0" style:family="text">
      <style:text-properties fo:color="#127622" style:font-name="FreeMono" fo:font-size="8pt" fo:font-style="italic" fo:font-weight="bold" officeooo:rsid="006b984e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1" style:family="text">
      <style:text-properties fo:color="#127622" style:font-name="FreeMono" fo:font-size="8pt" fo:font-style="italic" fo:font-weight="bold" officeooo:rsid="00781abf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2" style:family="text">
      <style:text-properties fo:color="#127622" style:font-name="FreeMono" fo:font-size="8pt" fo:font-style="italic" fo:font-weight="bold" officeooo:rsid="00785ee0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3" style:family="text">
      <style:text-properties fo:color="#127622" style:font-name="FreeMono" fo:font-size="8pt" fo:font-style="italic" fo:font-weight="bold" officeooo:rsid="007c40b6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4" style:family="text">
      <style:text-properties fo:color="#127622" style:font-name="FreeMono" fo:font-size="8pt" fo:font-style="italic" fo:font-weight="bold" officeooo:rsid="008975fe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5" style:family="text">
      <style:text-properties fo:color="#127622" style:font-name="FreeMono" fo:font-size="8pt" fo:font-style="italic" fo:font-weight="bold" officeooo:rsid="008a8d90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6" style:family="text">
      <style:text-properties fo:color="#127622" style:font-name="FreeMono" fo:font-size="8pt" fo:font-style="italic" fo:font-weight="bold" officeooo:rsid="008bbc90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7" style:family="text">
      <style:text-properties fo:color="#127622" style:font-name="FreeMono" fo:font-size="8pt" fo:font-style="italic" fo:font-weight="bold" officeooo:rsid="008c7468" style:font-name-asian="Noto Sans CJK SC Regular" style:font-size-asian="8pt" style:font-style-asian="italic" style:font-weight-asian="bold" style:font-name-complex="FreeSans" style:font-size-complex="8pt" style:font-style-complex="italic" style:font-weight-complex="bold"/>
    </style:style>
    <style:style style:name="T118" style:family="text">
      <style:text-properties fo:color="#127622" style:font-name="FreeMono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T119" style:family="text">
      <style:text-properties fo:color="#127622" style:font-name="FreeMono" fo:font-style="italic" fo:font-weight="bold" officeooo:rsid="00318afe" style:font-name-asian="Noto Sans CJK SC Regular" style:font-style-asian="italic" style:font-weight-asian="bold" style:font-name-complex="FreeSans" style:font-style-complex="italic" style:font-weight-complex="bold"/>
    </style:style>
    <style:style style:name="T120" style:family="text">
      <style:text-properties fo:color="#127622" style:font-name="FreeMono" fo:font-style="italic" fo:font-weight="bold" officeooo:rsid="004d9a11" style:font-name-asian="Noto Sans CJK SC Regular" style:font-style-asian="italic" style:font-weight-asian="bold" style:font-name-complex="FreeSans" style:font-style-complex="italic" style:font-weight-complex="bold"/>
    </style:style>
    <style:style style:name="T121" style:family="text">
      <style:text-properties fo:color="#127622" style:font-name="FreeMono" fo:font-style="italic" fo:font-weight="bold" officeooo:rsid="004dd7cd" style:font-name-asian="Noto Sans CJK SC Regular" style:font-style-asian="italic" style:font-weight-asian="bold" style:font-name-complex="FreeSans" style:font-style-complex="italic" style:font-weight-complex="bold"/>
    </style:style>
    <style:style style:name="T122" style:family="text">
      <style:text-properties fo:color="#127622" style:font-name="FreeMono" fo:font-style="italic" fo:font-weight="bold" officeooo:rsid="0062223e" style:font-name-asian="Noto Sans CJK SC Regular" style:font-style-asian="italic" style:font-weight-asian="bold" style:font-name-complex="FreeSans" style:font-style-complex="italic" style:font-weight-complex="bold"/>
    </style:style>
    <style:style style:name="T123" style:family="text">
      <style:text-properties fo:color="#127622" style:font-name="FreeMono" fo:font-style="italic" fo:font-weight="bold" officeooo:rsid="004fb4ce" style:font-name-asian="Noto Sans CJK SC Regular" style:font-style-asian="italic" style:font-weight-asian="bold" style:font-name-complex="FreeSans" style:font-style-complex="italic" style:font-weight-complex="bold"/>
    </style:style>
    <style:style style:name="T124" style:family="text">
      <style:text-properties fo:color="#127622" style:font-name="FreeMono" fo:font-style="italic" fo:font-weight="bold" officeooo:rsid="00506b76" style:font-name-asian="Noto Sans CJK SC Regular" style:font-style-asian="italic" style:font-weight-asian="bold" style:font-name-complex="FreeSans" style:font-style-complex="italic" style:font-weight-complex="bold"/>
    </style:style>
    <style:style style:name="T125" style:family="text">
      <style:text-properties fo:color="#127622" fo:font-size="8pt" fo:font-style="italic" fo:font-weight="bold" officeooo:rsid="005ce2a9" style:font-size-asian="8pt" style:font-style-asian="italic" style:font-weight-asian="bold" style:font-size-complex="8pt" style:font-style-complex="italic" style:font-weight-complex="bold"/>
    </style:style>
    <style:style style:name="T126" style:family="text">
      <style:text-properties officeooo:rsid="001ae05d"/>
    </style:style>
    <style:style style:name="T127" style:family="text">
      <style:text-properties officeooo:rsid="001e4fc1"/>
    </style:style>
    <style:style style:name="T128" style:family="text">
      <style:text-properties officeooo:rsid="001fd264"/>
    </style:style>
    <style:style style:name="T129" style:family="text">
      <style:text-properties style:text-position="super 58%" fo:font-size="10pt" officeooo:rsid="00318afe" style:font-size-asian="10pt" style:font-size-complex="10pt"/>
    </style:style>
    <style:style style:name="T130" style:family="text">
      <style:text-properties style:text-position="super 58%" fo:font-size="10pt" officeooo:rsid="0037fd00" style:font-size-asian="10pt" style:font-size-complex="10pt"/>
    </style:style>
    <style:style style:name="T131" style:family="text">
      <style:text-properties style:text-position="super 58%" fo:font-size="10pt" officeooo:rsid="003b4a7b" style:font-size-asian="10pt" style:font-size-complex="10pt"/>
    </style:style>
    <style:style style:name="T132" style:family="text">
      <style:text-properties style:text-position="0% 100%"/>
    </style:style>
    <style:style style:name="T133" style:family="text">
      <style:text-properties fo:font-style="normal" officeooo:rsid="001e4fc1" style:font-style-asian="normal" style:font-style-complex="normal"/>
    </style:style>
    <style:style style:name="T134" style:family="text">
      <style:text-properties fo:font-style="normal" officeooo:rsid="00595835" style:font-style-asian="normal" style:font-style-complex="normal"/>
    </style:style>
    <style:style style:name="T135" style:family="text">
      <style:text-properties fo:font-style="normal" officeooo:rsid="005ad6b0" style:font-style-asian="normal" style:font-style-complex="normal"/>
    </style:style>
    <style:style style:name="T136" style:family="text">
      <style:text-properties officeooo:rsid="003b4a7b"/>
    </style:style>
    <style:style style:name="T137" style:family="text">
      <style:text-properties officeooo:rsid="00410c1b"/>
    </style:style>
    <style:style style:name="T138" style:family="text">
      <style:text-properties style:text-line-through-style="none" style:text-line-through-type="none" fo:font-size="10pt" officeooo:rsid="00421746" style:font-size-asian="10pt" style:font-size-complex="10pt"/>
    </style:style>
    <style:style style:name="T139" style:family="text">
      <style:text-properties style:text-line-through-style="none" style:text-line-through-type="none" fo:font-size="10pt" officeooo:rsid="001c2afb" style:font-size-asian="10pt" style:font-size-complex="10pt"/>
    </style:style>
    <style:style style:name="T140" style:family="text">
      <style:text-properties style:text-line-through-style="none" style:text-line-through-type="none" fo:font-size="8pt" officeooo:rsid="004352d5" style:font-size-asian="8pt" style:font-size-complex="8pt"/>
    </style:style>
    <style:style style:name="T141" style:family="text">
      <style:text-properties style:text-line-through-style="none" style:text-line-through-type="none" fo:font-size="8pt" officeooo:rsid="001d5117" style:font-size-asian="8pt" style:font-size-complex="8pt"/>
    </style:style>
    <style:style style:name="T142" style:family="text">
      <style:text-properties style:text-line-through-style="none" style:text-line-through-type="none" fo:font-size="8pt" officeooo:rsid="00450b7f" style:font-size-asian="8pt" style:font-size-complex="8pt"/>
    </style:style>
    <style:style style:name="T143" style:family="text">
      <style:text-properties fo:font-size="8pt" style:font-size-asian="8pt" style:font-size-complex="8pt"/>
    </style:style>
    <style:style style:name="T144" style:family="text">
      <style:text-properties fo:font-size="8pt" officeooo:rsid="0045e7e5" style:font-size-asian="8pt" style:font-size-complex="8pt"/>
    </style:style>
    <style:style style:name="T145" style:family="text">
      <style:text-properties fo:font-size="8pt" officeooo:rsid="00461abe" style:font-size-asian="8pt" style:font-size-complex="8pt"/>
    </style:style>
    <style:style style:name="T146" style:family="text">
      <style:text-properties fo:font-size="8pt" officeooo:rsid="0040b823" style:font-size-asian="8pt" style:font-size-complex="8pt"/>
    </style:style>
    <style:style style:name="T147" style:family="text">
      <style:text-properties fo:font-size="8pt" officeooo:rsid="0056cb2c" style:font-size-asian="8pt" style:font-size-complex="8pt"/>
    </style:style>
    <style:style style:name="T148" style:family="text">
      <style:text-properties fo:font-size="8pt" officeooo:rsid="0057c21c" style:font-size-asian="8pt" style:font-size-complex="8pt"/>
    </style:style>
    <style:style style:name="T149" style:family="text">
      <style:text-properties fo:font-size="8pt" officeooo:rsid="0058d899" style:font-size-asian="8pt" style:font-size-complex="8pt"/>
    </style:style>
    <style:style style:name="T150" style:family="text">
      <style:text-properties fo:font-size="8pt" officeooo:rsid="005b851e" style:font-size-asian="8pt" style:font-size-complex="8pt"/>
    </style:style>
    <style:style style:name="T151" style:family="text">
      <style:text-properties fo:font-size="8pt" officeooo:rsid="005ce2a9" style:font-size-asian="8pt" style:font-size-complex="8pt"/>
    </style:style>
    <style:style style:name="T152" style:family="text">
      <style:text-properties fo:font-size="8pt" officeooo:rsid="00325bd8" style:font-size-asian="8pt" style:font-size-complex="8pt"/>
    </style:style>
    <style:style style:name="T153" style:family="text">
      <style:text-properties fo:font-size="8pt" officeooo:rsid="002f91c8" style:font-size-asian="8pt" style:font-size-complex="8pt"/>
    </style:style>
    <style:style style:name="T154" style:family="text">
      <style:text-properties fo:font-size="8pt" officeooo:rsid="003147eb" style:font-size-asian="8pt" style:font-size-complex="8pt"/>
    </style:style>
    <style:style style:name="T155" style:family="text">
      <style:text-properties fo:font-size="8pt" officeooo:rsid="003433a4" style:font-size-asian="8pt" style:font-size-complex="8pt"/>
    </style:style>
    <style:style style:name="T156" style:family="text">
      <style:text-properties fo:font-size="8pt" officeooo:rsid="00307dac" style:font-size-asian="8pt" style:font-size-complex="8pt"/>
    </style:style>
    <style:style style:name="T157" style:family="text">
      <style:text-properties fo:font-size="8pt" officeooo:rsid="0036f158" style:font-size-asian="8pt" style:font-size-complex="8pt"/>
    </style:style>
    <style:style style:name="T158" style:family="text">
      <style:text-properties fo:font-size="8pt" officeooo:rsid="006fcf04" style:font-size-asian="8pt" style:font-size-complex="8pt"/>
    </style:style>
    <style:style style:name="T159" style:family="text">
      <style:text-properties fo:font-size="8pt" officeooo:rsid="002ca044" style:font-size-asian="8pt" style:font-size-complex="8pt"/>
    </style:style>
    <style:style style:name="T160" style:family="text">
      <style:text-properties fo:font-size="8pt" officeooo:rsid="0026e162" style:font-size-asian="8pt" style:font-size-complex="8pt"/>
    </style:style>
    <style:style style:name="T161" style:family="text">
      <style:text-properties fo:font-size="8pt" officeooo:rsid="002b8b88" style:font-size-asian="8pt" style:font-size-complex="8pt"/>
    </style:style>
    <style:style style:name="T162" style:family="text">
      <style:text-properties fo:font-size="8pt" officeooo:rsid="002a6d98" style:font-size-asian="8pt" style:font-size-complex="8pt"/>
    </style:style>
    <style:style style:name="T163" style:family="text">
      <style:text-properties fo:font-size="8pt" officeooo:rsid="0029e15b" style:font-size-asian="8pt" style:font-size-complex="8pt"/>
    </style:style>
    <style:style style:name="T164" style:family="text">
      <style:text-properties fo:font-size="8pt" officeooo:rsid="00430a02" style:font-size-asian="8pt" style:font-size-complex="8pt"/>
    </style:style>
    <style:style style:name="T165" style:family="text">
      <style:text-properties fo:font-size="8pt" officeooo:rsid="0028d80f" style:font-size-asian="8pt" style:font-size-complex="8pt"/>
    </style:style>
    <style:style style:name="T166" style:family="text">
      <style:text-properties fo:font-size="8pt" officeooo:rsid="006febd3" style:font-size-asian="8pt" style:font-size-complex="8pt"/>
    </style:style>
    <style:style style:name="T167" style:family="text">
      <style:text-properties fo:font-size="8pt" officeooo:rsid="007349b7" style:font-size-asian="8pt" style:font-size-complex="8pt"/>
    </style:style>
    <style:style style:name="T168" style:family="text">
      <style:text-properties fo:font-size="8pt" officeooo:rsid="0073be8a" style:font-size-asian="8pt" style:font-size-complex="8pt"/>
    </style:style>
    <style:style style:name="T169" style:family="text">
      <style:text-properties fo:font-size="8pt" officeooo:rsid="008bb418" style:font-size-asian="8pt" style:font-size-complex="8pt"/>
    </style:style>
    <style:style style:name="T170" style:family="text">
      <style:text-properties fo:font-size="8pt" fo:font-style="italic" officeooo:rsid="008bb418" style:font-size-asian="8pt" style:font-style-asian="italic" style:font-size-complex="8pt" style:font-style-complex="italic"/>
    </style:style>
    <style:style style:name="T171" style:family="text">
      <style:text-properties fo:font-size="8pt" fo:font-style="italic" fo:font-weight="bold" officeooo:rsid="008bb418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font-size="8pt" fo:font-weight="bold" officeooo:rsid="008bb418" style:font-size-asian="8pt" style:font-weight-asian="bold" style:font-size-complex="8pt" style:font-weight-complex="bold"/>
    </style:style>
    <style:style style:name="T173" style:family="text">
      <style:text-properties fo:color="#55308d" style:font-name="Liberation Sans" fo:font-size="11.8999996185303pt" fo:font-style="italic" fo:font-weight="bold" officeooo:rsid="004b9da7" style:font-name-asian="Noto Sans CJK SC Regular" style:font-size-asian="11.8999996185303pt" style:font-style-asian="italic" style:font-weight-asian="bold" style:font-name-complex="FreeSans" style:font-size-complex="11.8999996185303pt" style:font-style-complex="italic" style:font-weight-complex="bold"/>
    </style:style>
    <style:style style:name="T174" style:family="text">
      <style:text-properties style:font-name="Liberation Sans" fo:font-size="10.5pt" fo:font-style="italic" fo:font-weight="bold" officeooo:rsid="004d019d" style:font-name-asian="Noto Sans CJK SC Regular" style:font-size-asian="11.1999998092651pt" style:font-style-asian="italic" style:font-weight-asian="bold" style:font-name-complex="FreeSans" style:font-size-complex="11.1999998092651pt" style:font-style-complex="italic" style:font-weight-complex="bold"/>
    </style:style>
    <style:style style:name="T175" style:family="text">
      <style:text-properties style:text-position="sub 58%" fo:font-size="10pt" officeooo:rsid="00549473" style:font-size-asian="10pt" style:font-size-complex="10pt"/>
    </style:style>
    <style:style style:name="T176" style:family="text">
      <style:text-properties style:text-position="sub 58%" fo:font-size="10pt" officeooo:rsid="00513e1f" style:font-size-asian="10pt" style:font-size-complex="10pt"/>
    </style:style>
    <style:style style:name="T177" style:family="text">
      <style:text-properties style:text-position="sub 58%" fo:font-size="10pt" officeooo:rsid="0057c21c" style:font-size-asian="10pt" style:font-size-complex="10pt"/>
    </style:style>
    <style:style style:name="T178" style:family="text">
      <style:text-properties style:text-position="sub 58%" fo:font-size="10pt" officeooo:rsid="0058d899" style:font-size-asian="10pt" style:font-size-complex="10pt"/>
    </style:style>
    <style:style style:name="T179" style:family="text">
      <style:text-properties officeooo:rsid="0058d899"/>
    </style:style>
    <style:style style:name="T180" style:family="text">
      <style:text-properties officeooo:rsid="005902aa"/>
    </style:style>
    <style:style style:name="T181" style:family="text">
      <style:text-properties fo:color="#000000" style:font-name="Liberation Serif"/>
    </style:style>
    <style:style style:name="T182" style:family="text">
      <style:text-properties fo:color="#000000" style:font-name="Liberation Serif" officeooo:rsid="005e8101"/>
    </style:style>
    <style:style style:name="T183" style:family="text">
      <style:text-properties fo:color="#000000" style:font-name="Liberation Serif" officeooo:rsid="005f4d45"/>
    </style:style>
    <style:style style:name="T184" style:family="text">
      <style:text-properties fo:color="#000000" style:font-name="Liberation Serif" fo:font-style="italic" officeooo:rsid="005f4d45" style:font-style-asian="italic" style:font-style-complex="italic"/>
    </style:style>
    <style:style style:name="T185" style:family="text">
      <style:text-properties fo:color="#000000" style:font-name="FreeMono" fo:font-size="8pt" fo:font-style="italic" fo:font-weight="normal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86" style:family="text">
      <style:text-properties fo:color="#000000" style:font-name="FreeMono" fo:font-size="8pt" fo:font-style="italic" fo:font-weight="normal" officeooo:rsid="006785cb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87" style:family="text">
      <style:text-properties fo:color="#000000" style:font-name="FreeMono" fo:font-size="8pt" fo:font-style="italic" fo:font-weight="normal" officeooo:rsid="006aefca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88" style:family="text">
      <style:text-properties fo:color="#000000" style:font-name="FreeMono" fo:font-size="8pt" fo:font-style="italic" fo:font-weight="normal" officeooo:rsid="006b984e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89" style:family="text">
      <style:text-properties fo:color="#000000" style:font-name="FreeMono" fo:font-size="8pt" fo:font-style="italic" fo:font-weight="normal" officeooo:rsid="00785ee0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0" style:family="text">
      <style:text-properties fo:color="#000000" style:font-name="FreeMono" fo:font-size="8pt" fo:font-style="italic" fo:font-weight="normal" officeooo:rsid="007a45cc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1" style:family="text">
      <style:text-properties fo:color="#000000" style:font-name="FreeMono" fo:font-size="8pt" fo:font-style="italic" fo:font-weight="normal" officeooo:rsid="007c40b6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2" style:family="text">
      <style:text-properties fo:color="#000000" style:font-name="FreeMono" fo:font-size="8pt" fo:font-style="italic" fo:font-weight="normal" officeooo:rsid="008975fe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3" style:family="text">
      <style:text-properties fo:color="#000000" style:font-name="FreeMono" fo:font-size="8pt" fo:font-style="italic" fo:font-weight="normal" officeooo:rsid="008a8d90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4" style:family="text">
      <style:text-properties fo:color="#000000" style:font-name="FreeMono" fo:font-size="8pt" fo:font-style="italic" fo:font-weight="normal" officeooo:rsid="008bbc90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5" style:family="text">
      <style:text-properties fo:color="#000000" style:font-name="FreeMono" fo:font-size="8pt" fo:font-style="italic" fo:font-weight="normal" officeooo:rsid="008c7468" style:font-name-asian="Noto Sans CJK SC Regular" style:font-size-asian="8pt" style:font-style-asian="italic" style:font-weight-asian="normal" style:font-name-complex="FreeSans" style:font-size-complex="8pt" style:font-style-complex="italic" style:font-weight-complex="normal"/>
    </style:style>
    <style:style style:name="T196" style:family="text">
      <style:text-properties fo:color="#1e6a39" fo:font-size="8pt" officeooo:rsid="006592fd" style:font-size-asian="8pt" style:font-size-complex="8pt"/>
    </style:style>
    <style:style style:name="T197" style:family="text">
      <style:text-properties fo:color="#1e6a39" fo:font-size="8pt" officeooo:rsid="00676e51" style:font-size-asian="8pt" style:font-size-complex="8pt"/>
    </style:style>
    <style:style style:name="T198" style:family="text">
      <style:text-properties fo:color="#1e6a39" fo:font-size="8pt" fo:font-weight="bold" officeooo:rsid="007349b7" style:font-size-asian="8pt" style:font-weight-asian="bold" style:font-size-complex="8pt" style:font-weight-complex="bold"/>
    </style:style>
    <style:style style:name="T199" style:family="text">
      <style:text-properties fo:color="#1e6a39" fo:font-size="8pt" fo:font-weight="bold" officeooo:rsid="00676e51" style:font-size-asian="8pt" style:font-weight-asian="bold" style:font-size-complex="8pt" style:font-weight-complex="bold"/>
    </style:style>
    <style:style style:name="T200" style:family="text">
      <style:text-properties fo:color="#1e6a39" fo:font-size="8pt" fo:font-weight="bold" officeooo:rsid="008bb418" style:font-size-asian="8pt" style:font-weight-asian="bold" style:font-size-complex="8pt" style:font-weight-complex="bold"/>
    </style:style>
    <style:style style:name="T201" style:family="text">
      <style:text-properties fo:color="#1e6a39" fo:font-size="8pt" fo:font-style="italic" fo:font-weight="bold" officeooo:rsid="007349b7" style:font-size-asian="8pt" style:font-style-asian="italic" style:font-weight-asian="bold" style:font-size-complex="8pt" style:font-style-complex="italic" style:font-weight-complex="bold"/>
    </style:style>
    <style:style style:name="T202" style:family="text">
      <style:text-properties fo:color="#1e6a39" fo:font-size="8pt" fo:font-style="italic" fo:font-weight="bold" officeooo:rsid="006592fd" style:font-size-asian="8pt" style:font-style-asian="italic" style:font-weight-asian="bold" style:font-size-complex="8pt" style:font-style-complex="italic" style:font-weight-complex="bold"/>
    </style:style>
    <style:style style:name="T203" style:family="text">
      <style:text-properties fo:color="#1e6a39" fo:font-size="8pt" fo:font-style="italic" fo:font-weight="bold" officeooo:rsid="00676e51" style:font-size-asian="8pt" style:font-style-asian="italic" style:font-weight-asian="bold" style:font-size-complex="8pt" style:font-style-complex="italic" style:font-weight-complex="bold"/>
    </style:style>
    <style:style style:name="T204" style:family="text">
      <style:text-properties fo:color="#1e6a39" fo:font-size="8pt" fo:font-style="italic" fo:font-weight="bold" officeooo:rsid="008bb418" style:font-size-asian="8pt" style:font-style-asian="italic" style:font-weight-asian="bold" style:font-size-complex="8pt" style:font-style-complex="italic" style:font-weight-complex="bold"/>
    </style:style>
    <style:style style:name="T205" style:family="text">
      <style:text-properties fo:color="#1e6a39" fo:font-size="8pt" fo:font-style="normal" fo:font-weight="bold" officeooo:rsid="006592fd" style:font-size-asian="8pt" style:font-style-asian="normal" style:font-weight-asian="bold" style:font-size-complex="8pt" style:font-style-complex="normal" style:font-weight-complex="bold"/>
    </style:style>
    <style:style style:name="T206" style:family="text">
      <style:text-properties fo:color="#1e6a39" fo:font-size="8pt" fo:font-style="normal" fo:font-weight="bold" officeooo:rsid="00676e51" style:font-size-asian="8pt" style:font-style-asian="normal" style:font-weight-asian="bold" style:font-size-complex="8pt" style:font-style-complex="normal" style:font-weight-complex="bold"/>
    </style:style>
    <style:style style:name="T207" style:family="text">
      <style:text-properties fo:color="#1e6a39" style:font-name="FreeMono" fo:font-size="8pt" fo:font-weight="bold" officeooo:rsid="00749ba8" style:font-size-asian="8pt" style:font-weight-asian="bold" style:font-size-complex="8pt" style:font-weight-complex="bold"/>
    </style:style>
    <style:style style:name="T208" style:family="text">
      <style:text-properties fo:color="#1e6a39" style:font-name="FreeMono" fo:font-size="8pt" fo:font-weight="bold" officeooo:rsid="0073be8a" style:font-size-asian="8pt" style:font-weight-asian="bold" style:font-size-complex="8pt" style:font-weight-complex="bold"/>
    </style:style>
    <style:style style:name="T209" style:family="text">
      <style:text-properties fo:color="#1e6a39" style:font-name="FreeMono" fo:font-size="8pt" fo:font-weight="bold" officeooo:rsid="007a45cc" style:font-size-asian="8pt" style:font-weight-asian="bold" style:font-size-complex="8pt" style:font-weight-complex="bold"/>
    </style:style>
    <style:style style:name="T210" style:family="text">
      <style:text-properties fo:color="#1e6a39" style:font-name="FreeMono" fo:font-size="8pt" fo:font-weight="bold" officeooo:rsid="007b1223" style:font-size-asian="8pt" style:font-weight-asian="bold" style:font-size-complex="8pt" style:font-weight-complex="bold"/>
    </style:style>
    <style:style style:name="T211" style:family="text">
      <style:text-properties officeooo:rsid="00757acf"/>
    </style:style>
    <style:style style:name="T212" style:family="text">
      <style:text-properties officeooo:rsid="008975fe"/>
    </style:style>
    <style:style style:name="T213" style:family="text">
      <style:text-properties officeooo:rsid="008a8d90"/>
    </style:style>
    <style:style style:name="T214" style:family="text">
      <style:text-properties officeooo:rsid="008bb418"/>
    </style:style>
    <style:style style:name="T215" style:family="text">
      <style:text-properties officeooo:rsid="008bbc90"/>
    </style:style>
    <style:style style:name="T216" style:family="text">
      <style:text-properties officeooo:rsid="008c74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Parameters</text:h>
      <text:p text:style-name="P23"><text:span text:style-name="T1">There are </text:span><text:span text:style-name="T4">5</text:span><text:span text:style-name="T2"> types of parameters that can be defined:</text:span></text:p>
      <text:list xml:id="list754432320" text:style-name="L1">
        <text:list-item>
          <text:p text:style-name="P24"><text:span text:style-name="T6">Integers</text:span><text:span text:style-name="T2"> – they are defined by the name starting with “I_”</text:span></text:p>
        </text:list-item>
        <text:list-item>
          <text:p text:style-name="P26"><text:span text:style-name="T5">Booleans</text:span> – they are defined by the name starting with “B_”</text:p>
        </text:list-item>
        <text:list-item>
          <text:p text:style-name="P25"><text:span text:style-name="T9">Strings</text:span><text:span text:style-name="T3"> – </text:span><text:span text:style-name="T128">they are defined</text:span><text:span text:style-name="T4"> </text:span><text:span text:style-name="T128">by default, </text:span><text:span text:style-name="T4">the name starts with anything other than </text:span><text:span text:style-name="T127">I_, B_, A_ or L_.</text:span></text:p>
        </text:list-item>
        <text:list-item>
          <text:p text:style-name="P27"><text:span text:style-name="T5">Arrays</text:span> – they are an array of Integer types that are defined by the name starting with “A_”</text:p>
        </text:list-item>
        <text:list-item>
          <text:p text:style-name="P27"><text:span text:style-name="T5">Lists</text:span> – they are an array of String types that are defined by the name starting with “L_”</text:p>
        </text:list-item>
      </text:list>
      <text:h text:style-name="P1" text:outline-level="6">Integers</text:h>
      <text:p text:style-name="P35"><text:span text:style-name="T79">Integers</text:span><text:span text:style-name="T33"> consist of either </text:span><text:span text:style-name="T38">an optional sign followed by numeric digits, or “</text:span><text:span text:style-name="T39">x” or “</text:span><text:span text:style-name="T38">0x” followed </text:span><text:span text:style-name="T39">by hexadecimal digits. If hexadecimal digits are represented, the value is taken as an unsigned </text:span><text:span text:style-name="T43">32-bit </text:span><text:span text:style-name="T39">integer value </text:span><text:span text:style-name="T43">having a range of 0x00000000 to 0xFFFFFFFF</text:span><text:span text:style-name="T39">. </text:span><text:span text:style-name="T80">String</text:span><text:span text:style-name="T37"> parameters can be assigned to an </text:span><text:span text:style-name="T80">Integer</text:span><text:span text:style-name="T37"> parameter only if they follow the previous rule mentioned on the requirements for an </text:span><text:span text:style-name="T80">Integer</text:span><text:span text:style-name="T37"> value. </text:span><text:span text:style-name="T80">Boolean</text:span><text:span text:style-name="T37"> parameters can be assigned to an </text:span><text:span text:style-name="T80">Integer</text:span><text:span text:style-name="T37"> parameter where a TRUE value will be converted to a 1 and FALSE to a 0. </text:span><text:span text:style-name="T23">The following operations are allowed for </text:span><text:span text:style-name="T71">Integers</text:span><text:span text:style-name="T23">: { +, -</text:span><text:span text:style-name="T139">, *, /, % </text:span><text:span text:style-name="T138">} and for unsigned 32-bit</text:span><text:span text:style-name="T43"> values </text:span><text:span text:style-name="T44">the following additional operators: {</text:span><text:span text:style-name="T40"> </text:span><text:span text:style-name="T140">SHIFTL</text:span><text:span text:style-name="T141">, </text:span><text:span text:style-name="T140">SHIFTR</text:span><text:span text:style-name="T141">, </text:span><text:span text:style-name="T142">ROL, ROR, NOT, </text:span><text:span text:style-name="T164">AND</text:span><text:span text:style-name="T165">, </text:span><text:span text:style-name="T164">OR</text:span><text:span text:style-name="T165">, </text:span><text:span text:style-name="T146">XOR</text:span><text:span text:style-name="T40"> }.</text:span></text:p>
      <text:h text:style-name="P6" text:outline-level="8">Operations</text:h>
      <text:p text:style-name="P56"><text:span text:style-name="T46">The operations for </text:span><text:span text:style-name="T83">Integers</text:span><text:span text:style-name="T46"> work as follows:</text:span></text:p>
      <text:p text:style-name="P29">+<text:tab/>Addition</text:p>
      <text:p text:style-name="P29">-<text:tab/>Subtraction</text:p>
      <text:p text:style-name="P29">*<text:tab/>Multiplication</text:p>
      <text:p text:style-name="P29">/<text:tab/>Integer division (truncate<text:span text:style-name="T137">s</text:span> result)</text:p>
      <text:p text:style-name="P29">%<text:tab/>Modulus (get remainder of integer division</text:p>
      <text:p text:style-name="P55">The operators can either be used as <text:s/><text:span text:style-name="T103">Parameter = Value1 OP Value2 </text:span>, or as <text:s/><text:span text:style-name="T103">Parameter OP= Value1 </text:span><text:span text:style-name="T181">, </text:span><text:span text:style-name="T182">where </text:span><text:span text:style-name="T103">Parameter</text:span><text:span text:style-name="T182"> is the parameter </text:span><text:span text:style-name="T183">being modified, </text:span><text:span text:style-name="T103">OP</text:span><text:span text:style-name="T183"> is the specified operation and </text:span><text:span text:style-name="T103">Value</text:span><text:span text:style-name="T183"> can either be an </text:span><text:span text:style-name="T184">Integer</text:span><text:span text:style-name="T183"> or a Parameter having an </text:span><text:span text:style-name="T184">Integer</text:span><text:span text:style-name="T183"> value.</text:span></text:p>
      <text:p text:style-name="P54">The additional 32-bit unsigned <text:span text:style-name="T5">Integer</text:span> values can also use the following <text:span text:style-name="T179">operators </text:span><text:span text:style-name="T180">(Note: the value must be an unsigned 32-bit value and the result of the operation will always keep the result as an unsigned 32-bit value)</text:span>:</text:p>
      <text:p text:style-name="P14"><text:span text:style-name="T145">RO</text:span><text:span text:style-name="T144">L </text:span><text:span text:style-name="T125">bits</text:span><text:span text:style-name="T42"><text:tab/></text:span><text:span text:style-name="T45">Rotate</text:span><text:span text:style-name="T42"> bits left by specified amount </text:span><text:span text:style-name="T60">of </text:span><text:span text:style-name="T125">bits</text:span><text:span text:style-name="T42"> (</text:span><text:span text:style-name="T51">for </text:span><text:span text:style-name="T147">N = 1 to </text:span><text:span text:style-name="T149">31</text:span><text:span text:style-name="T51">, </text:span><text:span text:style-name="T49">bit</text:span><text:span text:style-name="T175">N</text:span><text:span text:style-name="T49"> gets bit</text:span><text:span text:style-name="T175">N-1</text:span><text:span text:style-name="T48"> </text:span><text:span text:style-name="T52">and</text:span><text:span text:style-name="T48"> </text:span><text:span text:style-name="T47">bit</text:span><text:span text:style-name="T176">0</text:span><text:span text:style-name="T45"> gets </text:span><text:span text:style-name="T50">bit</text:span><text:span text:style-name="T178">31</text:span><text:span text:style-name="T45"> value</text:span><text:span text:style-name="T48">)</text:span></text:p>
      <text:p text:style-name="P14"><text:span text:style-name="T145">RO</text:span><text:span text:style-name="T144">R </text:span><text:span text:style-name="T125">bits</text:span><text:span text:style-name="T42"><text:tab/></text:span><text:span text:style-name="T45">Rotate</text:span><text:span text:style-name="T42"> bits right by specified amount </text:span><text:span text:style-name="T60">of </text:span><text:span text:style-name="T125">bits</text:span><text:span text:style-name="T42"> (</text:span><text:span text:style-name="T51">for </text:span><text:span text:style-name="T147">N = </text:span><text:span text:style-name="T148">0</text:span><text:span text:style-name="T147"> to </text:span><text:span text:style-name="T149">30</text:span><text:span text:style-name="T51">, </text:span><text:span text:style-name="T49">bit</text:span><text:span text:style-name="T175">N</text:span><text:span text:style-name="T49"> gets bit</text:span><text:span text:style-name="T175">N</text:span><text:span text:style-name="T177">+</text:span><text:span text:style-name="T175">1</text:span><text:span text:style-name="T48"> </text:span><text:span text:style-name="T52">and</text:span><text:span text:style-name="T48"> </text:span><text:span text:style-name="T47">bit</text:span><text:span text:style-name="T178">31</text:span><text:span text:style-name="T45"> gets </text:span><text:span text:style-name="T50">bit</text:span><text:span text:style-name="T177">0</text:span><text:span text:style-name="T45"> value</text:span><text:span text:style-name="T41">)</text:span></text:p>
      <text:p text:style-name="P32"><text:span text:style-name="T146">N</text:span><text:span text:style-name="T143">OT</text:span><text:span text:style-name="T14"><text:tab/>Invert all 1’s and 0’s</text:span></text:p>
      <text:p text:style-name="P14"><text:span text:style-name="T144">AND </text:span><text:span text:style-name="T125">value</text:span><text:span text:style-name="T41"><text:tab/>bitwise AND </text:span><text:span text:style-name="T60">with </text:span><text:span text:style-name="T125">value</text:span></text:p>
      <text:p text:style-name="P14"><text:span text:style-name="T144">OR <text:s text:c="3"/></text:span><text:span text:style-name="T125">value</text:span><text:span text:style-name="T41"><text:tab/>bitwise OR </text:span><text:span text:style-name="T60">with </text:span><text:span text:style-name="T125">value</text:span></text:p>
      <text:p text:style-name="P31"><text:span text:style-name="T143">XOR </text:span><text:span text:style-name="T125">value</text:span><text:tab/>bitwise exclusive-OR <text:span text:style-name="T211">with </text:span><text:span text:style-name="T125">value</text:span></text:p>
      <text:h text:style-name="P9" text:outline-level="8">Examples</text:h>
      <text:p text:style-name="P49"><text:span text:style-name="T119">I_Value = </text:span><text:span text:style-name="T120">127 * $I_Mult</text:span></text:p>
      <text:p text:style-name="P51"><text:span text:style-name="T118">I_FlagBits </text:span><text:span text:style-name="T121">XOR</text:span><text:span text:style-name="T122">=</text:span><text:span text:style-name="T121"> 0x007F</text:span></text:p>
      <text:h text:style-name="P2" text:outline-level="6"><text:span text:style-name="T173">Boolean</text:span>s</text:h>
      <text:p text:style-name="P33"><text:span text:style-name="T5">Booleans</text:span> consist of the values <text:span text:style-name="T5">TRUE</text:span> or <text:span text:style-name="T5">FALSE</text:span> (or <text:span text:style-name="T5">true</text:span> / <text:span text:style-name="T5">false</text:span>). If an <text:span text:style-name="T5">Integer</text:span> value is assigned to it, a 0 will be converted to FALSE and any other value will be converted to TRUE. If a <text:span text:style-name="T5">String</text:span> value is assigned to it, it must be composed of either the values TRUE or FALSE (case insensitive) or a numeric value that will again be interpreted as FALSE for 0 and TRUE otherwise. <text:span text:style-name="T127">No operations are valid for </text:span><text:span text:style-name="T8">Booleans</text:span><text:span text:style-name="T133">, </text:span><text:span text:style-name="T134">but it can take a </text:span><text:span text:style-name="T10">String</text:span><text:span text:style-name="T134"> or </text:span><text:span text:style-name="T10">Integer</text:span><text:span text:style-name="T134"> comparison value </text:span><text:span text:style-name="T135">that returns a </text:span><text:span text:style-name="T11">Boolean</text:span><text:span text:style-name="T135"> result</text:span><text:span text:style-name="T127">.</text:span></text:p>
      <text:h text:style-name="P10" text:outline-level="8"><text:soft-page-break/>Examples</text:h>
      <text:p text:style-name="P50"><text:span text:style-name="T123">B</text:span><text:span text:style-name="T119">_Value = </text:span><text:span text:style-name="T123">TRUE</text:span></text:p>
      <text:p text:style-name="P52"><text:span text:style-name="T123">B_</text:span><text:span text:style-name="T118">Value = </text:span><text:span text:style-name="T124">$I_Value &gt; 75</text:span></text:p>
      <text:h text:style-name="P3" text:outline-level="6"><text:span text:style-name="T173">String</text:span>s</text:h>
      <text:p text:style-name="P36"><text:span text:style-name="T68">Strings</text:span><text:span text:style-name="T15"> </text:span><text:span text:style-name="T16">consist of </text:span><text:span text:style-name="T17">any ASCII printable character </text:span><text:span text:style-name="T18">except the space (values 0x21 – </text:span><text:span text:style-name="T19">0x7E). </text:span><text:span text:style-name="T69">Integers</text:span><text:span text:style-name="T19"> and </text:span><text:span text:style-name="T69">Booleans</text:span><text:span text:style-name="T19"> can be assigned to a </text:span><text:span text:style-name="T69">String</text:span><text:span text:style-name="T19"> parameter (the Boolean value will be converted to “TRUE” or “FALSE”). </text:span><text:span text:style-name="T20">Operations that are allowed for </text:span><text:span text:style-name="T70">Strings</text:span><text:span text:style-name="T20">: { </text:span><text:span text:style-name="T21">+, </text:span><text:span text:style-name="T150">CONCAT, </text:span><text:span text:style-name="T159">TRUNCL</text:span><text:span text:style-name="T160">, </text:span><text:span text:style-name="T159">TRUNC</text:span><text:span text:style-name="T160">R, </text:span><text:span text:style-name="T161">LENGTH, </text:span><text:span text:style-name="T162">UPPER</text:span><text:span text:style-name="T163">, </text:span><text:span text:style-name="T162">LOWER</text:span><text:span text:style-name="T163">, </text:span><text:span text:style-name="T162">SUB</text:span><text:span text:style-name="T22"> }.</text:span></text:p>
      <text:h text:style-name="P7" text:outline-level="8">Operations</text:h>
      <text:p text:style-name="P57"><text:span text:style-name="T46">The operations for </text:span><text:span text:style-name="T84">Strings</text:span><text:span text:style-name="T46"> work as follows:</text:span></text:p>
      <text:p text:style-name="P16"><text:span text:style-name="T42">+ </text:span><text:span text:style-name="T202">Str</text:span><text:span text:style-name="T203">Val</text:span><text:span text:style-name="T42"> <text:tab/></text:span><text:span text:style-name="T53">Concatenat</text:span><text:span text:style-name="T56">e </text:span><text:span text:style-name="T196">Str</text:span><text:span text:style-name="T197">Val</text:span><text:span text:style-name="T56"> to the right of the current </text:span><text:span text:style-name="T87">String</text:span><text:span text:style-name="T56"> value</text:span></text:p>
      <text:p text:style-name="P16"><text:span text:style-name="T144">.</text:span><text:span text:style-name="T150">CONCAT </text:span><text:span text:style-name="T202">Str</text:span><text:span text:style-name="T203">Val</text:span><text:span text:style-name="T42"><text:tab/></text:span><text:span text:style-name="T53">Concatenat</text:span><text:span text:style-name="T56">e </text:span><text:span text:style-name="T196">Str</text:span><text:span text:style-name="T197">Val</text:span><text:span text:style-name="T56"> to the right of the current </text:span><text:span text:style-name="T87">String</text:span><text:span text:style-name="T56"> value</text:span></text:p>
      <text:p text:style-name="P15"><text:span text:style-name="T144">.</text:span><text:span text:style-name="T151">TRUNCL </text:span><text:span text:style-name="T202">num</text:span><text:span text:style-name="T42"><text:tab/></text:span><text:span text:style-name="T54">Truncate </text:span><text:span text:style-name="T196">num</text:span><text:span text:style-name="T54"> characters </text:span><text:span text:style-name="T55">from the beginning of the </text:span><text:span text:style-name="T86">String</text:span><text:span text:style-name="T93"> </text:span><text:span text:style-name="T94">(remove chars to the left)</text:span></text:p>
      <text:p text:style-name="P15"><text:span text:style-name="T144">.</text:span><text:span text:style-name="T151">TRUNCR </text:span><text:span text:style-name="T202">num</text:span><text:span text:style-name="T42"><text:tab/></text:span><text:span text:style-name="T54">Truncate </text:span><text:span text:style-name="T55">to the first </text:span><text:span text:style-name="T196">num</text:span><text:span text:style-name="T54"> characters </text:span><text:span text:style-name="T55">of the </text:span><text:span text:style-name="T86">String</text:span><text:span text:style-name="T93"> </text:span><text:span text:style-name="T94">(eliminate all chars to the right)</text:span></text:p>
      <text:p text:style-name="P16"><text:span text:style-name="T144">.</text:span><text:span text:style-name="T151">UPPER</text:span><text:span text:style-name="T42"><text:tab/></text:span><text:span text:style-name="T54">Converts the </text:span><text:span text:style-name="T85">String</text:span><text:span text:style-name="T54"> to all uppercase characters</text:span></text:p>
      <text:p text:style-name="P16"><text:span text:style-name="T144">.</text:span><text:span text:style-name="T151">LOWER</text:span><text:span text:style-name="T42"><text:tab/></text:span><text:span text:style-name="T54">Converts the </text:span><text:span text:style-name="T85">String</text:span><text:span text:style-name="T54"> to all lowercase characters</text:span></text:p>
      <text:p text:style-name="P16"><text:span text:style-name="T144">.</text:span><text:span text:style-name="T151">LENGTH</text:span><text:span text:style-name="T42"><text:tab/></text:span><text:span text:style-name="T54">returns </text:span><text:span text:style-name="T90">Integer</text:span><text:span text:style-name="T54"> length of the </text:span><text:span text:style-name="T85">String</text:span></text:p>
      <text:h text:style-name="P11" text:outline-level="8">Examples</text:h>
      <text:p text:style-name="P37"><text:span text:style-name="T106">MyString</text:span><text:span text:style-name="T107"> = </text:span><text:span text:style-name="T106">First<text:tab/></text:span><text:span text:style-name="T186">MyString is now: First</text:span></text:p>
      <text:p text:style-name="P53"><text:span text:style-name="T106">M</text:span><text:span text:style-name="T104">yString = MyString.CONCAT Second<text:tab/></text:span><text:span text:style-name="T185">MyString is now: FirstSecond</text:span></text:p>
      <text:p text:style-name="P44"><text:span text:style-name="T106">MyString = MyString.</text:span><text:span text:style-name="T108">TRUNCL </text:span><text:span text:style-name="T109">2</text:span><text:span text:style-name="T106"><text:tab/></text:span><text:span text:style-name="T186">MyString is now: rstSecond</text:span></text:p>
      <text:p text:style-name="P45"><text:span text:style-name="T106">MyString = MyString.</text:span><text:span text:style-name="T109">UPPER</text:span><text:span text:style-name="T106"><text:tab/></text:span><text:span text:style-name="T186">MyString is now: </text:span><text:span text:style-name="T187">RST</text:span><text:span text:style-name="T186">S</text:span><text:span text:style-name="T187">ECOND</text:span></text:p>
      <text:p text:style-name="P46"><text:span text:style-name="T110">I_Length</text:span><text:span text:style-name="T106"> = MyString.</text:span><text:span text:style-name="T110">LENGTH</text:span><text:span text:style-name="T106"><text:tab/></text:span><text:span text:style-name="T188">I_Lemgth</text:span><text:span text:style-name="T186"> is now: </text:span><text:span text:style-name="T188">9</text:span></text:p>
      <text:h text:style-name="P4" text:outline-level="6"><text:span text:style-name="T173">Array</text:span>s</text:h>
      <text:p text:style-name="P48"><text:span text:style-name="T71">Arrays</text:span><text:span text:style-name="T23"> consist of </text:span><text:span text:style-name="T24">a </text:span><text:span text:style-name="T25">comma or space-</text:span><text:span text:style-name="T28">separated</text:span><text:span text:style-name="T25"> </text:span><text:span text:style-name="T24">series of </text:span><text:span text:style-name="T28">0 or more</text:span><text:span text:style-name="T24"> </text:span><text:span text:style-name="T74">I</text:span><text:span text:style-name="T72">nteger</text:span><text:span text:style-name="T25"> values. </text:span><text:span text:style-name="T26">You can access (read or modify) any entry in the </text:span><text:span text:style-name="T73">Array</text:span><text:span text:style-name="T26"> using the square brackets with the numeric index (starting at 0), such as </text:span><text:span text:style-name="T96">I_Value = $A_Table[6]</text:span><text:span text:style-name="T26"> to get the 7</text:span><text:span text:style-name="T129">th</text:span><text:span text:style-name="T26"> value in the Array </text:span><text:span text:style-name="T27">and assign it to the parameter I_Value</text:span><text:span text:style-name="T31">. If an assignment is done to a</text:span><text:span text:style-name="T34">n</text:span><text:span text:style-name="T31"> </text:span><text:span text:style-name="T80">Integer</text:span><text:span text:style-name="T31"> or the use in a command requires a </text:span><text:span text:style-name="T80">Integer</text:span><text:span text:style-name="T31"> </text:span><text:span text:style-name="T32">instead of a</text:span><text:span text:style-name="T34">n</text:span><text:span text:style-name="T32"> </text:span><text:span text:style-name="T81">Array</text:span><text:span text:style-name="T32"> </text:span><text:span text:style-name="T31">and the parameter is </text:span><text:span text:style-name="T91">a</text:span><text:span text:style-name="T92">n</text:span><text:span text:style-name="T78"> </text:span><text:span text:style-name="T81">Array</text:span><text:span text:style-name="T31"> type, only the 1</text:span><text:span text:style-name="T130">st</text:span><text:span text:style-name="T31"> element </text:span><text:span text:style-name="T32">will be used from the </text:span><text:span text:style-name="T81">Array</text:span><text:span text:style-name="T91"> (element [0])</text:span><text:span text:style-name="T26">. </text:span><text:span text:style-name="T25">The </text:span><text:span text:style-name="T66">valid</text:span><text:span text:style-name="T25"> operations for </text:span><text:span text:style-name="T72">Arrays</text:span><text:span text:style-name="T25"> are: { </text:span><text:span text:style-name="T152">ADD</text:span><text:span text:style-name="T153">, </text:span><text:span text:style-name="T154">REMOVE, </text:span><text:span text:style-name="T155">PUSH</text:span><text:span text:style-name="T156">, </text:span><text:span text:style-name="T154">POP, SIZE, </text:span><text:span text:style-name="T157">ISEMPTY, </text:span><text:span text:style-name="T158">LIST</text:span><text:span text:style-name="T25"> }.</text:span></text:p>
      <text:h text:style-name="P8" text:outline-level="8">Operations</text:h>
      <text:p text:style-name="P58"><text:span text:style-name="T46">The operations for </text:span><text:span text:style-name="T88">Arrays</text:span><text:span text:style-name="T46"> work as follows:</text:span></text:p>
      <text:p text:style-name="P20"><text:span text:style-name="T166">.ADD</text:span><text:span text:style-name="T42"> </text:span><text:span text:style-name="T201">IntVal</text:span><text:span text:style-name="T42"> <text:tab/></text:span><text:span text:style-name="T57">Add</text:span><text:span text:style-name="T56"> </text:span><text:span text:style-name="T198">Int</text:span><text:span text:style-name="T199">Val</text:span><text:span text:style-name="T56"> to the </text:span><text:span text:style-name="T57">end</text:span><text:span text:style-name="T56"> of the current </text:span><text:span text:style-name="T88">Array</text:span><text:span text:style-name="T56"> value </text:span><text:span text:style-name="T62">(can optionally have </text:span><text:span text:style-name="T63">space-seperated </text:span><text:span text:style-name="T62">additional values</text:span><text:span text:style-name="T63">)</text:span></text:p>
      <text:p text:style-name="P17"><text:span text:style-name="T144">.</text:span><text:span text:style-name="T167">REMOVE</text:span><text:span text:style-name="T42"><text:tab/></text:span><text:span text:style-name="T58">Remove</text:span><text:span text:style-name="T56"> </text:span><text:span text:style-name="T58">the last entry from</text:span><text:span text:style-name="T56"> the current </text:span><text:span text:style-name="T88">Array</text:span><text:span text:style-name="T56"> value </text:span><text:span text:style-name="T64">(value will be placed in </text:span><text:span text:style-name="T209">$RES</text:span><text:span text:style-name="T210">PONSE</text:span><text:span text:style-name="T64">)</text:span></text:p>
      <text:p text:style-name="P17"><text:span text:style-name="T166">.</text:span><text:span text:style-name="T168">PUSH</text:span><text:span text:style-name="T42"> </text:span><text:span text:style-name="T201">IntVal</text:span><text:span text:style-name="T42"> <text:tab/></text:span><text:span text:style-name="T57">Add</text:span><text:span text:style-name="T56"> </text:span><text:span text:style-name="T198">Int</text:span><text:span text:style-name="T199">Val</text:span><text:span text:style-name="T56"> to the </text:span><text:span text:style-name="T58">begining</text:span><text:span text:style-name="T56"> of the current </text:span><text:span text:style-name="T88">Array</text:span><text:span text:style-name="T56"> value</text:span></text:p>
      <text:p text:style-name="P21"><text:span text:style-name="T144">.</text:span><text:span text:style-name="T168">POP</text:span><text:span text:style-name="T42"><text:tab/></text:span><text:span text:style-name="T58">Remove</text:span><text:span text:style-name="T56"> </text:span><text:span text:style-name="T58">the first entry from</text:span><text:span text:style-name="T56"> the current </text:span><text:span text:style-name="T88">Array</text:span><text:span text:style-name="T56"> value </text:span><text:span text:style-name="T64">(value will be placed in </text:span><text:span text:style-name="T209">$RES</text:span><text:span text:style-name="T210">PONSE</text:span><text:span text:style-name="T64">)</text:span></text:p>
      <text:p text:style-name="P22"><text:span text:style-name="T166">.</text:span><text:span text:style-name="T169">INSERT</text:span><text:span text:style-name="T42"> </text:span><text:span text:style-name="T204">ix</text:span><text:span text:style-name="T67"> </text:span><text:span text:style-name="T201">IntVal</text:span><text:span text:style-name="T42"> <text:tab/></text:span><text:span text:style-name="T57">Add</text:span><text:span text:style-name="T56"> </text:span><text:span text:style-name="T198">Int</text:span><text:span text:style-name="T199">Val</text:span><text:span text:style-name="T56"> to </text:span><text:span text:style-name="T67">index </text:span><text:span text:style-name="T200">ix</text:span><text:span text:style-name="T56"> of the current </text:span><text:span text:style-name="T88">Array</text:span><text:span text:style-name="T56"> value</text:span></text:p>
      <text:p text:style-name="P18"><text:span text:style-name="T166">.</text:span><text:span text:style-name="T168">SIZE</text:span><text:span text:style-name="T42"> <text:tab/></text:span><text:span text:style-name="T58">returns </text:span><text:span text:style-name="T90">Integer</text:span><text:span text:style-name="T61"> </text:span><text:span text:style-name="T58">number of entries in the </text:span><text:span text:style-name="T89">Array</text:span></text:p>
      <text:p text:style-name="P18"><text:span text:style-name="T144">.</text:span><text:span text:style-name="T168">ISEMPTY</text:span><text:span text:style-name="T42"><text:tab/></text:span><text:span text:style-name="T58">returns </text:span><text:span text:style-name="T89">Boolean</text:span><text:span text:style-name="T59"> </text:span><text:span text:style-name="T208">TRUE</text:span><text:span text:style-name="T58"> if the </text:span><text:span text:style-name="T59">the </text:span><text:span text:style-name="T89">Array</text:span><text:span text:style-name="T59"> is empty, </text:span><text:span text:style-name="T207">FALSE</text:span><text:span text:style-name="T59"> otherwise</text:span></text:p>
      <text:h text:style-name="P12" text:outline-level="8"><text:span text:style-name="T174">Examples</text:span></text:h>
      <text:p text:style-name="P38"><text:span text:style-name="T111">A_Table1</text:span><text:span text:style-name="T107"> = </text:span><text:span text:style-name="T112">22, 25, 27, 29</text:span><text:span text:style-name="T106"><text:tab/></text:span><text:span text:style-name="T189">A_Table1</text:span><text:span text:style-name="T186"> is now: </text:span><text:span text:style-name="T189">22 25 27 29</text:span></text:p>
      <text:p text:style-name="P39"><text:span text:style-name="T111">A_Table</text:span><text:span text:style-name="T112">2 = $I_Values </text:span><text:span text:style-name="T114">16</text:span><text:span text:style-name="T112"><text:tab/></text:span><text:span text:style-name="T189">A_Table</text:span><text:span text:style-name="T190">2</text:span><text:span text:style-name="T186"> is now: </text:span><text:span text:style-name="T190">10 </text:span><text:span text:style-name="T192">16</text:span></text:p>
      <text:p text:style-name="P40"><text:span text:style-name="T111">A_Table1</text:span><text:span text:style-name="T112">.</text:span><text:span text:style-name="T113">REMOVE</text:span><text:span text:style-name="T106"><text:tab/></text:span><text:span text:style-name="T189">A_Table1</text:span><text:span text:style-name="T186"> is now: </text:span><text:span text:style-name="T189">22 25 27</text:span></text:p>
      <text:p text:style-name="P40"><text:span text:style-name="T111">A_Table</text:span><text:span text:style-name="T112">2.</text:span><text:span text:style-name="T113">PUSH $RESPONSE</text:span><text:span text:style-name="T112"><text:tab/></text:span><text:span text:style-name="T189">A_Table</text:span><text:span text:style-name="T190">2</text:span><text:span text:style-name="T186"> is now: </text:span><text:span text:style-name="T191">29 </text:span><text:span text:style-name="T190">10 </text:span><text:span text:style-name="T192">16</text:span></text:p>
      <text:h text:style-name="P5" text:outline-level="6"><text:soft-page-break/><text:span text:style-name="T173">List</text:span>s</text:h>
      <text:p text:style-name="P47"><text:span text:style-name="T72">L</text:span><text:span text:style-name="T76">ists</text:span><text:span text:style-name="T30"> consist of a </text:span><text:span text:style-name="T25">space-</text:span><text:span text:style-name="T28">separated</text:span><text:span text:style-name="T25"> </text:span><text:span text:style-name="T24">series of </text:span><text:span text:style-name="T28">0 or more</text:span><text:span text:style-name="T24"> </text:span><text:span text:style-name="T74">String</text:span><text:span text:style-name="T28"> formatted words. </text:span><text:span text:style-name="T29">You can access (read or modify) any entry in the </text:span><text:span text:style-name="T75">List</text:span><text:span text:style-name="T29"> </text:span><text:span text:style-name="T26">using the square brackets with the numeric index (starting at 0), such as </text:span><text:span text:style-name="T97">StrV</text:span><text:span text:style-name="T96">alue = $</text:span><text:span text:style-name="T97">L</text:span><text:span text:style-name="T96">_Table[</text:span><text:span text:style-name="T98">3</text:span><text:span text:style-name="T96">]</text:span><text:span text:style-name="T26"> to get the </text:span><text:span text:style-name="T31">4</text:span><text:span text:style-name="T129">h</text:span><text:span text:style-name="T26"> value in the </text:span><text:span text:style-name="T75">List</text:span><text:span text:style-name="T26"> </text:span><text:span text:style-name="T27">and assign it to the parameter </text:span><text:span text:style-name="T31">Str</text:span><text:span text:style-name="T27">Value</text:span><text:span text:style-name="T26">. </text:span><text:span text:style-name="T31">The individual </text:span><text:span text:style-name="T77">String</text:span><text:span text:style-name="T31"> element returned from a [x] nomenclature follows the same rules as any other </text:span><text:span text:style-name="T77">String</text:span><text:span text:style-name="T31">. If an assignment is done to a </text:span><text:span text:style-name="T77">String</text:span><text:span text:style-name="T31"> or the use in a command requires a </text:span><text:span text:style-name="T77">String</text:span><text:span text:style-name="T31"> </text:span><text:span text:style-name="T32">instead of a </text:span><text:span text:style-name="T78">List</text:span><text:span text:style-name="T32"> </text:span><text:span text:style-name="T31">and the parameter is a </text:span><text:span text:style-name="T77">List</text:span><text:span text:style-name="T31"> type, only the 1</text:span><text:span text:style-name="T130">st</text:span><text:span text:style-name="T31"> element </text:span><text:span text:style-name="T32">will be used from the </text:span><text:span text:style-name="T78">List</text:span><text:span text:style-name="T91"> (element [0])</text:span><text:span text:style-name="T32">. </text:span><text:span text:style-name="T65">If the command requires or allows a </text:span><text:span text:style-name="T78">List</text:span><text:span text:style-name="T65"> type, using the </text:span><text:span text:style-name="T78">List</text:span><text:span text:style-name="T65"> name will supply the entire list of entries. </text:span><text:span text:style-name="T25">The </text:span><text:span text:style-name="T66">valid </text:span><text:span text:style-name="T25">operations for </text:span><text:span text:style-name="T72">Arrays</text:span><text:span text:style-name="T25"> are: { </text:span><text:span text:style-name="T152">ADD</text:span><text:span text:style-name="T153">, </text:span><text:span text:style-name="T154">REMOVE, </text:span><text:span text:style-name="T155">PUSH</text:span><text:span text:style-name="T156">, </text:span><text:span text:style-name="T154">POP, SIZE, </text:span><text:span text:style-name="T157">ISEMPTY, </text:span><text:span text:style-name="T158">LIST</text:span><text:span text:style-name="T25"> }.</text:span></text:p>
      <text:p text:style-name="P34"><text:span text:style-name="T82">Arrays</text:span><text:span text:style-name="T35"> and </text:span><text:span text:style-name="T82">Lists</text:span><text:span text:style-name="T35"> can </text:span><text:span text:style-name="T36">also </text:span><text:span text:style-name="T35">be assigned to a </text:span><text:span text:style-name="T82">Boolean</text:span><text:span text:style-name="T35"> </text:span><text:span text:style-name="T36">parameter using</text:span><text:span text:style-name="T35"> the </text:span><text:span text:style-name="T37">element selection [x] to identify which element is being referred to </text:span><text:span text:style-name="T36">(or will default to the 1</text:span><text:span text:style-name="T131">st</text:span><text:span text:style-name="T36"> element)</text:span><text:span text:style-name="T37">.</text:span></text:p>
      <text:p text:style-name="P28">When parameters are referenced in a<text:span text:style-name="T136">n assignment to a parameter or in a</text:span> command as a replacement for a value, they must be preceeded by the ‘$’ character to indicate this. If the parameter is not found and the <text:span text:style-name="T12">assignment is to a </text:span><text:span text:style-name="T7">String</text:span><text:span text:style-name="T12"> or </text:span><text:span text:style-name="T7">List</text:span><text:span text:style-name="T12"> parameter, the value will be accepted at face value. That is, if the command </text:span><text:span text:style-name="T100">StrParam = $</text:span><text:span text:style-name="T101">NotFound</text:span><text:span text:style-name="T13"> </text:span><text:span text:style-name="T126">is used </text:span><text:span text:style-name="T13">and </text:span><text:span text:style-name="T102">NotFound</text:span><text:span text:style-name="T126"> is not a defined parameter, the value of StrParam will be “$NotFound”.</text:span></text:p>
      <text:h text:style-name="P8" text:outline-level="8">Operations</text:h>
      <text:p text:style-name="P58"><text:span text:style-name="T46">The operations for </text:span><text:span text:style-name="T88">Lists</text:span><text:span text:style-name="T46"> work as follows:</text:span></text:p>
      <text:p text:style-name="P19"><text:span text:style-name="T166">.ADD</text:span><text:span text:style-name="T42"> </text:span><text:span text:style-name="T202">Str</text:span><text:span text:style-name="T203">Val</text:span><text:span text:style-name="T42"> <text:tab/></text:span><text:span text:style-name="T57">Add</text:span><text:span text:style-name="T56"> </text:span><text:span text:style-name="T205">Str</text:span><text:span text:style-name="T206">Val</text:span><text:span text:style-name="T56"> to the </text:span><text:span text:style-name="T57">end</text:span><text:span text:style-name="T56"> of the current </text:span><text:span text:style-name="T88">List</text:span><text:span text:style-name="T56"> value</text:span></text:p>
      <text:p text:style-name="P21"><text:span text:style-name="T144">.</text:span><text:span text:style-name="T167">REMOVE</text:span><text:span text:style-name="T42"><text:tab/></text:span><text:span text:style-name="T58">Remove</text:span><text:span text:style-name="T56"> </text:span><text:span text:style-name="T58">the last entry from</text:span><text:span text:style-name="T56"> the current </text:span><text:span text:style-name="T88">List</text:span><text:span text:style-name="T56"> value </text:span><text:span text:style-name="T64">(value will be placed in </text:span><text:span text:style-name="T209">$RES</text:span><text:span text:style-name="T210">PONSE</text:span><text:span text:style-name="T64">)</text:span></text:p>
      <text:p text:style-name="P19"><text:span text:style-name="T166">.</text:span><text:span text:style-name="T168">PUSH</text:span><text:span text:style-name="T42"> </text:span><text:span text:style-name="T202">Str</text:span><text:span text:style-name="T203">Val</text:span><text:span text:style-name="T42"> <text:tab/></text:span><text:span text:style-name="T57">Add</text:span><text:span text:style-name="T56"> </text:span><text:span text:style-name="T205">Str</text:span><text:span text:style-name="T206">Val</text:span><text:span text:style-name="T56"> to the </text:span><text:span text:style-name="T58">begining</text:span><text:span text:style-name="T56"> of the current </text:span><text:span text:style-name="T88">List</text:span><text:span text:style-name="T56"> value</text:span></text:p>
      <text:p text:style-name="P21"><text:span text:style-name="T144">.</text:span><text:span text:style-name="T168">POP</text:span><text:span text:style-name="T42"><text:tab/></text:span><text:span text:style-name="T58">Remove</text:span><text:span text:style-name="T56"> </text:span><text:span text:style-name="T58">the first entry from</text:span><text:span text:style-name="T56"> the current </text:span><text:span text:style-name="T88">List</text:span><text:span text:style-name="T56"> value </text:span><text:span text:style-name="T64">(value will be placed in </text:span><text:span text:style-name="T209">$RES</text:span><text:span text:style-name="T210">PONSE</text:span><text:span text:style-name="T64">)</text:span></text:p>
      <text:p text:style-name="P22"><text:span text:style-name="T166">.</text:span><text:span text:style-name="T169">INSERT</text:span><text:span text:style-name="T42"> </text:span><text:span text:style-name="T204">ix</text:span><text:span text:style-name="T67"> </text:span><text:span text:style-name="T204">Str</text:span><text:span text:style-name="T201">Val</text:span><text:span text:style-name="T42"> <text:tab/></text:span><text:span text:style-name="T57">Add</text:span><text:span text:style-name="T56"> </text:span><text:span text:style-name="T200">Str</text:span><text:span text:style-name="T199">Val</text:span><text:span text:style-name="T56"> to </text:span><text:span text:style-name="T67">index </text:span><text:span text:style-name="T200">ix</text:span><text:span text:style-name="T56"> of the current </text:span><text:span text:style-name="T88">List</text:span><text:span text:style-name="T56"> value</text:span></text:p>
      <text:p text:style-name="P22"><text:span text:style-name="T166">.</text:span><text:span text:style-name="T168">SIZE</text:span><text:span text:style-name="T42"> <text:tab/></text:span><text:span text:style-name="T58">returns </text:span><text:span text:style-name="T90">Integer</text:span><text:span text:style-name="T61"> </text:span><text:span text:style-name="T58">number of entries in the </text:span><text:span text:style-name="T88">List</text:span></text:p>
      <text:p text:style-name="P19"><text:span text:style-name="T144">.</text:span><text:span text:style-name="T168">ISEMPTY</text:span><text:span text:style-name="T42"><text:tab/></text:span><text:span text:style-name="T58">returns </text:span><text:span text:style-name="T89">Boolean</text:span><text:span text:style-name="T59"> </text:span><text:span text:style-name="T208">TRUE</text:span><text:span text:style-name="T58"> if the </text:span><text:span text:style-name="T59">the </text:span><text:span text:style-name="T88">List</text:span><text:span text:style-name="T59"> is empty, </text:span><text:span text:style-name="T207">FALSE</text:span><text:span text:style-name="T59"> otherwise</text:span></text:p>
      <text:h text:style-name="P13" text:outline-level="8"><text:span text:style-name="T174">Examples</text:span></text:h>
      <text:p text:style-name="P41"><text:span text:style-name="T114">L</text:span><text:span text:style-name="T111">_Table1</text:span><text:span text:style-name="T107"> = </text:span><text:span text:style-name="T114">This is a List sample</text:span><text:span text:style-name="T106"><text:tab/></text:span><text:span text:style-name="T193">L</text:span><text:span text:style-name="T189">_Table1</text:span><text:span text:style-name="T186"> is now: </text:span><text:span text:style-name="T193">This is a List sample</text:span></text:p>
      <text:p text:style-name="P41"><text:span text:style-name="T114">L</text:span><text:span text:style-name="T111">_Table</text:span><text:span text:style-name="T112">2 = </text:span><text:span text:style-name="T115">Silly</text:span><text:span text:style-name="T112"><text:tab/></text:span><text:span text:style-name="T194">L</text:span><text:span text:style-name="T189">_Table</text:span><text:span text:style-name="T190">2</text:span><text:span text:style-name="T186"> is now: </text:span><text:span text:style-name="T193">Silly</text:span></text:p>
      <text:p text:style-name="P43"><text:span text:style-name="T114">L</text:span><text:span text:style-name="T111">_Table1</text:span><text:span text:style-name="T114">.</text:span><text:span text:style-name="T117">INSERT 3 $L_Table2</text:span><text:span text:style-name="T106"><text:tab/></text:span><text:span text:style-name="T193">L</text:span><text:span text:style-name="T189">_Table1</text:span><text:span text:style-name="T186"> is now: </text:span><text:span text:style-name="T193">This is a Silly sample</text:span></text:p>
      <text:p text:style-name="P43"><text:span text:style-name="T114">L</text:span><text:span text:style-name="T111">_Table</text:span><text:span text:style-name="T112">2 = </text:span><text:span text:style-name="T117">$L_Table2.POP</text:span><text:span text:style-name="T112"><text:tab/></text:span><text:span text:style-name="T193">L</text:span><text:span text:style-name="T189">_Table</text:span><text:span text:style-name="T190">2</text:span><text:span text:style-name="T186"> is now: </text:span></text:p>
      <text:p text:style-name="P42"><text:span text:style-name="T114">B_</text:span><text:span text:style-name="T116">Status = $L_Table2.ISEMPTY<text:tab/></text:span><text:span text:style-name="T195">B_Status</text:span><text:span text:style-name="T186"> is now: </text:span><text:span text:style-name="T195">TRUE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598in" loext:contextual-spacing="true" fo:text-indent="0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598in" fo:margin-bottom="0.0598in" loext:contextual-spacing="false">
        <style:tab-stops/>
      </style:paragraph-properties>
      <style:text-properties fo:color="#55308d" fo:font-size="8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799in" fo:margin-bottom="0.0598in" loext:contextual-spacing="false"/>
      <style:text-properties fo:font-size="65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75%" fo:font-weight="bold" style:font-size-asian="80%" style:font-weight-asian="bold" style:font-size-complex="80%" style:font-weight-complex="60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6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60%" fo:font-weight="bold" style:font-size-asian="75%" style:font-weight-asian="bold" style:font-size-complex="7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4" meta:word-count="1337" meta:character-count="7556" meta:non-whitespace-character-count="6287"/>
  </office:meta>
</office:document-meta>
</file>